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6B200002A9C5A5133A6.svm"/>
  <manifest:file-entry manifest:media-type="" manifest:full-path="Pictures/2000000700002BB2000023A02B063A36.svm"/>
  <manifest:file-entry manifest:media-type="" manifest:full-path="Pictures/200000070000556000002D81103B945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font-size="11pt" fo:language="fr" fo:country="FR" fo:font-weight="normal"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font-size="11pt" fo:language="fr" fo:country="FR" fo:font-style="italic" style:text-underline-style="none" style:font-size-asian="11pt" style:font-style-asian="italic" style:font-size-complex="11pt" style:font-style-complex="italic"/>
    </style:style>
    <style:style style:name="P8"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9" style:family="paragraph" style:parent-style-name="Text_20_body">
      <style:text-properties fo:font-size="11pt" fo:language="fr" fo:country="FR" style:font-size-asian="11pt" style:font-size-complex="11pt"/>
    </style:style>
    <style:style style:name="P10" style:family="paragraph" style:parent-style-name="Text_20_body">
      <style:text-properties fo:font-size="11pt" style:font-size-asian="11pt" style:font-size-complex="11pt"/>
    </style:style>
    <style:style style:name="P11"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Text_20_body">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3" style:family="paragraph" style:parent-style-name="Text_20_body">
      <style:text-properties fo:font-size="11pt" style:text-underline-style="solid" style:text-underline-width="auto" style:text-underline-color="font-color" style:font-size-asian="11pt" style:font-size-complex="11pt"/>
    </style:style>
    <style:style style:name="P14" style:family="paragraph" style:parent-style-name="Text_20_body">
      <style:text-properties fo:font-size="11pt" style:text-underline-style="none" style:font-size-asian="11pt" style:font-size-complex="11pt"/>
    </style:style>
    <style:style style:name="P15"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6" style:family="paragraph" style:parent-style-name="Text_20_body">
      <style:text-properties fo:font-size="11pt" fo:font-style="normal" style:font-size-asian="11pt" style:font-style-asian="normal" style:font-size-complex="11pt" style:font-style-complex="normal"/>
    </style:style>
    <style:style style:name="P17" style:family="paragraph" style:parent-style-name="Text_20_body">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8" style:family="paragraph" style:parent-style-name="Text_20_body">
      <style:text-properties fo:color="#000000" fo:font-size="11pt" style:font-size-asian="11pt" style:font-size-complex="11pt"/>
    </style:style>
    <style:style style:name="P19" style:family="paragraph" style:parent-style-name="Text_20_body">
      <style:text-properties fo:language="fr" fo:country="FR"/>
    </style:style>
    <style:style style:name="P20" style:family="paragraph" style:parent-style-name="Text_20_body">
      <style:text-properties fo:font-size="8pt" style:font-size-asian="8pt" style:font-size-complex="8pt"/>
    </style:style>
    <style:style style:name="P21" style:family="paragraph" style:parent-style-name="Text_20_body">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fo:color="#0000cc" fo:font-size="8pt" style:font-size-asian="8pt" style:font-size-complex="8pt"/>
    </style:style>
    <style:style style:name="P23" style:family="paragraph" style:parent-style-name="Text_20_body">
      <style:paragraph-properties fo:text-align="justify" style:justify-single-word="false"/>
      <style:text-properties fo:color="#0000cc" fo:font-size="11pt" fo:language="fr" fo:country="FR"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color="#808080" fo:font-size="11pt" style:font-size-asian="11pt" style:font-size-complex="11pt"/>
    </style:style>
    <style:style style:name="P26" style:family="paragraph" style:parent-style-name="Text_20_body">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27"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9" style:family="paragraph" style:parent-style-name="Contents_20_2">
      <style:paragraph-properties>
        <style:tab-stops>
          <style:tab-stop style:position="16.999cm" style:type="right" style:leader-style="dotted" style:leader-text="."/>
        </style:tab-stops>
      </style:paragraph-properties>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2" style:family="paragraph" style:parent-style-name="Heading_20_2">
      <style:text-properties fo:font-size="14pt" style:font-size-asian="14pt" style:font-size-complex="14pt"/>
    </style:style>
    <style:style style:name="P33" style:family="paragraph" style:parent-style-name="Heading_20_1">
      <style:text-properties fo:language="fr" fo:country="FR"/>
    </style:style>
    <style:style style:name="P34" style:family="paragraph" style:parent-style-name="Heading_20_3">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P35" style:family="paragraph" style:parent-style-name="Heading_20_3">
      <style:text-properties fo:font-size="11pt" style:font-size-asian="11pt" style:font-size-complex="11pt"/>
    </style:style>
    <style:style style:name="P36" style:family="paragraph" style:parent-style-name="Text_20_body" style:list-style-name="L1">
      <style:text-properties fo:font-size="11pt" fo:language="fr" fo:country="FR" style:font-size-asian="11pt" style:font-size-complex="11pt"/>
    </style:style>
    <style:style style:name="P37"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8"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1" style:family="paragraph" style:parent-style-name="Text_20_body" style:list-style-name="L7">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2"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3"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4" style:family="paragraph" style:parent-style-name="Text_20_body" style:list-style-name="L5">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45" style:family="paragraph" style:parent-style-name="Text_20_body" style:list-style-name="L10">
      <style:text-properties fo:font-size="11pt" style:font-size-asian="11pt" style:font-size-complex="11pt"/>
    </style:style>
    <style:style style:name="P46" style:family="paragraph" style:parent-style-name="Text_20_body" style:list-style-name="L11">
      <style:text-properties fo:font-size="11pt" style:font-size-asian="11pt" style:font-size-complex="11pt"/>
    </style:style>
    <style:style style:name="P47" style:family="paragraph" style:parent-style-name="Text_20_body" style:list-style-name="L12">
      <style:text-properties fo:font-size="11pt" style:font-size-asian="11pt" style:font-size-complex="11pt"/>
    </style:style>
    <style:style style:name="P48" style:family="paragraph" style:parent-style-name="Text_20_body">
      <style:text-properties fo:font-size="11pt" fo:font-style="italic" style:font-size-asian="11pt" style:font-style-asian="italic" style:font-size-complex="11pt" style:font-style-complex="italic"/>
    </style:style>
    <style:style style:name="P49" style:family="paragraph" style:parent-style-name="Text_20_body" style:list-style-name="L3">
      <style:text-properties fo:font-style="normal" style:font-style-asian="normal" style:font-style-complex="normal"/>
    </style:style>
    <style:style style:name="P50" style:family="paragraph" style:parent-style-name="Text_20_body" style:list-style-name="L8">
      <style:paragraph-properties fo:text-align="justify" style:justify-single-word="false"/>
      <style:text-properties fo:font-size="8pt" fo:language="fr" fo:country="FR" fo:font-style="italic" fo:font-weight="normal" style:font-size-asian="8pt" style:font-style-asian="italic" style:font-weight-asian="normal" style:font-size-complex="8pt" style:font-style-complex="italic" style:font-weight-complex="normal"/>
    </style:style>
    <style:style style:name="P51" style:family="paragraph">
      <style:paragraph-properties style:writing-mode="lr-tb"/>
      <style:text-properties fo:font-size="10pt" fo:font-weight="bold" style:font-size-asian="10pt" style:font-weight-asian="bold" style:font-size-complex="10pt" style:font-weight-complex="bold"/>
    </style:style>
    <style:style style:name="P52" style:family="paragraph">
      <style:paragraph-properties fo:text-align="center"/>
    </style:style>
    <style:style style:name="P53" style:family="paragraph">
      <style:paragraph-properties style:writing-mode="lr-tb"/>
      <style:text-properties fo:font-size="8pt" style:font-size-asian="8pt" style:font-size-complex="8pt"/>
    </style:style>
    <style:style style:name="P54" style:family="paragraph">
      <style:paragraph-properties style:writing-mode="lr-tb"/>
      <style:text-properties fo:font-size="9pt" fo:font-weight="bold" style:font-size-asian="9pt" style:font-weight-asian="bold" style:font-size-complex="9pt" style:font-weight-complex="bold"/>
    </style:style>
    <style:style style:name="P55" style:family="paragraph">
      <style:text-properties fo:font-size="9pt" style:font-size-asian="9pt" style:font-size-complex="9pt"/>
    </style:style>
    <style:style style:name="P56" style:family="paragraph">
      <style:paragraph-properties fo:text-align="center"/>
      <style:text-properties fo:font-size="12pt"/>
    </style:style>
    <style:style style:name="P57" style:family="paragraph">
      <style:paragraph-properties fo:text-align="center"/>
      <style:text-properties fo:font-size="10pt" style:font-size-asian="10pt" style:font-size-complex="10pt"/>
    </style:style>
    <style:style style:name="P58" style:family="paragraph">
      <style:paragraph-properties fo:text-align="start"/>
    </style:style>
    <style:style style:name="P59" style:family="paragraph">
      <style:paragraph-properties fo:text-align="start"/>
      <style:text-properties fo:font-size="8pt" style:font-size-asian="8pt" style:font-size-complex="8pt"/>
    </style:style>
    <style:style style:name="P60" style:family="paragraph">
      <style:paragraph-properties fo:text-align="center"/>
      <style:text-properties fo:font-size="10pt" fo:font-weight="bold" style:font-size-asian="10pt" style:font-weight-asian="bold" style:font-size-complex="10pt" style:font-weight-complex="bold"/>
    </style:style>
    <style:style style:name="P61" style:family="paragraph">
      <style:paragraph-properties fo:text-align="justify"/>
    </style:style>
    <style:style style:name="P62" style:family="paragraph">
      <style:paragraph-properties fo:text-align="justify"/>
      <style:text-properties fo:font-size="8pt" fo:font-style="italic" style:font-size-asian="8pt" style:font-style-asian="italic" style:font-size-complex="8pt" style:font-style-complex="italic"/>
    </style:style>
    <style:style style:name="P63" style:family="paragraph">
      <style:paragraph-properties fo:text-align="center"/>
      <style:text-properties fo:font-size="8pt" style:font-size-asian="8pt" style:font-size-complex="8pt"/>
    </style:style>
    <style:style style:name="P64" style:family="paragraph">
      <style:text-properties fo:font-size="12pt"/>
    </style:style>
    <style:style style:name="P65" style:family="paragraph">
      <style:paragraph-properties fo:text-align="center"/>
      <style:text-properties fo:font-size="6pt" fo:font-weight="bold" style:font-size-asian="6pt" style:font-weight-asian="bold" style:font-size-complex="6pt" style:font-weight-complex="bold"/>
    </style:style>
    <style:style style:name="P66" style:family="paragraph">
      <style:paragraph-properties fo:text-align="center"/>
      <style:text-properties fo:font-size="8pt" fo:font-weight="bold" style:font-size-asian="8pt" style:font-weight-asian="bold" style:font-size-complex="8pt" style:font-weight-complex="bol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0000ff" fo:font-weight="normal" style:font-weight-asian="normal" style:font-weight-complex="normal"/>
    </style:style>
    <style:style style:name="T10" style:family="text">
      <style:text-properties fo:color="#0000ff"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1" style:family="text">
      <style:text-properties fo:color="#0000ff"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2" style:family="text">
      <style:text-properties fo:color="#0000ff" fo:font-style="italic" fo:font-weight="normal" style:font-style-asian="italic" style:font-weight-asian="normal" style:font-style-complex="italic" style:font-weight-complex="normal"/>
    </style:style>
    <style:style style:name="T13" style:family="text">
      <style:text-properties fo:color="#0000ff" fo:font-style="italic" style:font-style-asian="italic" style:font-style-complex="italic"/>
    </style:style>
    <style:style style:name="T14" style:family="text">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5" style:family="text">
      <style:text-properties fo:color="#000000" style:font-name="Times New Roman" fo:font-style="italic" style:text-underline-style="none" fo:font-weight="normal" style:font-name-asian="Times New Roman" style:font-style-asian="italic" style:font-weight-asian="normal" style:font-name-complex="Times New Roman" style:font-style-complex="italic" style:font-weight-complex="normal"/>
    </style:style>
    <style:style style:name="T16" style:family="text">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7" style:family="text">
      <style:text-properties fo:color="#000000"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T18" style:family="text">
      <style:text-properties fo:color="#000000"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ize="8pt" style:font-size-asian="8pt" style:font-size-complex="8pt"/>
    </style:style>
    <style:style style:name="T23" style:family="text">
      <style:text-properties fo:font-size="11pt" style:font-size-asian="11pt"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font-size="11pt" fo:font-weight="bold" style:font-size-asian="11pt" style:font-weight-asian="bold" style:font-size-complex="11pt" style:font-weight-complex="bold"/>
    </style:style>
    <style:style style:name="T26" style:family="text">
      <style:text-properties fo:color="#0000cc"/>
    </style:style>
    <style:style style:name="T27" style:family="text">
      <style:text-properties fo:color="#0000cc" fo:font-style="italic" style:font-style-asian="italic" style:font-style-complex="italic"/>
    </style:style>
    <style:style style:name="T28" style:family="text">
      <style:text-properties fo:color="#ff3333"/>
    </style:style>
    <style:style style:name="T29" style:family="text">
      <style:text-properties fo:color="#ff9900"/>
    </style:style>
    <style:style style:name="T30" style:family="text">
      <style:text-properties fo:font-size="10pt" fo:font-weight="bold" style:font-size-asian="10pt" style:font-weight-asian="bold" style:font-size-complex="10pt" style:font-weight-complex="bold"/>
    </style:style>
    <style:style style:name="T31" style:family="text">
      <style:text-properties fo:color="#000099" style:font-name="Times New Roman" fo:font-size="8pt" fo:font-style="italic" fo:font-weight="bold" style:font-size-asian="8pt" style:font-style-asian="italic" style:font-weight-asian="bold" style:font-size-complex="8pt" style:font-style-complex="italic" style:font-weight-complex="bold"/>
    </style:style>
    <style:style style:name="T32" style:family="text">
      <style:text-properties fo:font-size="8pt" fo:font-style="italic" fo:font-weight="bold" style:font-size-asian="8pt" style:font-style-asian="italic" style:font-weight-asian="bold" style:font-size-complex="8pt" style:font-style-complex="italic" style:font-weight-complex="bold"/>
    </style:style>
    <style:style style:name="T33" style:family="text">
      <style:text-properties fo:color="#c9211e" fo:font-size="8pt" style:font-size-asian="8pt" style:font-size-complex="8pt" loext:opacity="100%"/>
    </style:style>
    <style:style style:name="T34" style:family="text">
      <style:text-properties fo:color="#c9211e" fo:font-size="8pt" style:font-size-asian="8pt" style:font-size-complex="8pt"/>
    </style:style>
    <style:style style:name="T35" style:family="text">
      <style:text-properties fo:font-size="9pt" fo:font-weight="bold" style:font-size-asian="9pt" style:font-weight-asian="bold" style:font-size-complex="9pt" style:font-weight-complex="bold"/>
    </style:style>
    <style:style style:name="T36" style:family="text">
      <style:text-properties fo:color="#007826" fo:font-size="8pt" style:font-size-asian="8pt" style:font-size-complex="8pt"/>
    </style:style>
    <style:style style:name="T37" style:family="text">
      <style:text-properties style:font-name="Times New Roman" fo:font-size="8pt" style:font-size-asian="8pt" style:font-size-complex="8pt"/>
    </style:style>
    <style:style style:name="T38" style:family="text">
      <style:text-properties fo:color="#0000ff" style:font-name="Times New Roman" fo:font-size="8pt" style:font-size-asian="8pt" style:font-size-complex="8pt"/>
    </style:style>
    <style:style style:name="T39" style:family="text">
      <style:text-properties fo:font-size="9pt" style:font-size-asian="9pt" style:font-size-complex="9pt"/>
    </style:style>
    <style:style style:name="T40" style:family="text">
      <style:text-properties style:font-name="Times New Roman" fo:font-size="8pt" fo:font-style="italic" fo:font-weight="bold" style:font-size-asian="8pt" style:font-style-asian="italic" style:font-weight-asian="bold" style:font-size-complex="8pt" style:font-style-complex="italic" style:font-weight-complex="bold"/>
    </style:style>
    <style:style style:name="T41" style:family="text">
      <style:text-properties fo:font-size="10pt" fo:font-style="italic" fo:font-weight="bold" style:font-size-asian="10pt" style:font-style-asian="italic" style:font-weight-asian="bold" style:font-size-complex="10pt" style:font-style-complex="italic" style:font-weight-complex="bold"/>
    </style:style>
    <style:style style:name="T42" style:family="text">
      <style:text-properties fo:font-size="8pt" fo:font-style="italic" style:font-size-asian="8pt" style:font-style-asian="italic" style:font-size-complex="8pt" style:font-style-complex="italic"/>
    </style:style>
    <style:style style:name="T43" style:family="text">
      <style:text-properties fo:font-size="7pt" fo:font-style="italic" fo:font-weight="normal" style:font-size-asian="7pt" style:font-style-asian="italic" style:font-weight-asian="normal" style:font-size-complex="7pt" style:font-style-complex="italic" style:font-weight-complex="normal"/>
    </style:style>
    <style:style style:name="T44" style:family="text">
      <style:text-properties fo:font-size="8pt" fo:font-style="italic" fo:font-weight="normal" style:font-size-asian="8pt" style:font-style-asian="italic" style:font-weight-asian="normal" style:font-size-complex="8pt" style:font-style-complex="italic" style:font-weight-complex="normal"/>
    </style:style>
    <style:style style:name="T45" style:family="text">
      <style:text-properties fo:font-size="6pt" fo:font-weight="bold" style:font-size-asian="6pt" style:font-weight-asian="bold" style:font-size-complex="6pt" style:font-weight-complex="bold"/>
    </style:style>
    <style:style style:name="T46"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ffff" draw:textarea-horizontal-align="justify" draw:textarea-vertical-align="middle" draw:auto-grow-height="false" fo:min-height="0.9cm" fo:min-width="3.193cm" draw:shadow="visible" draw:shadow-offset-x="0.199cm" draw:shadow-offset-y="0.199cm" draw:shadow-color="#808080" style:run-through="foreground"/>
    </style:style>
    <style:style style:name="gr3" style:family="graphic">
      <style:graphic-properties draw:stroke="none" svg:stroke-color="#000000" draw:fill="solid" draw:fill-color="#ccffff" fo:min-height="0.407cm" style:run-through="foreground"/>
    </style:style>
    <style:style style:name="gr4"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5" style:family="graphic">
      <style:graphic-properties draw:stroke="none" svg:stroke-color="#000000" draw:fill="none" draw:fill-color="#ffffff" fo:min-height="0.407cm" style:run-through="foreground"/>
    </style:style>
    <style:style style:name="gr6" style:family="graphic">
      <style:graphic-properties svg:stroke-color="#000000" draw:marker-end="Arrow" draw:marker-end-width="0.176cm" draw:textarea-horizontal-align="center" draw:textarea-vertical-align="middle" style:run-through="foreground"/>
    </style:style>
    <style:style style:name="gr7"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9"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0" style:family="graphic">
      <style:graphic-properties style:run-through="foreground"/>
    </style:style>
    <style:style style:name="gr11"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svg:stroke-color="#000000" draw:textarea-horizontal-align="center" draw:textarea-vertical-align="middle" style:run-through="foreground"/>
    </style:style>
    <style:style style:name="gr13" style:family="graphic">
      <style:graphic-properties svg:stroke-color="#000000" draw:textarea-horizontal-align="justify" draw:textarea-vertical-align="middle" draw:auto-grow-height="false" fo:min-height="0.321cm" fo:min-width="0.164cm" style:run-through="foreground"/>
    </style:style>
    <style:style style:name="gr14" style:family="graphic">
      <style:graphic-properties svg:stroke-color="#000000" draw:textarea-horizontal-align="justify" draw:textarea-vertical-align="middle" draw:auto-grow-height="false" fo:min-height="0.321cm" fo:min-width="0.166cm" style:run-through="foreground"/>
    </style:style>
    <style:style style:name="gr15" style:family="graphic">
      <style:graphic-properties svg:stroke-color="#000000" draw:fill="solid" draw:fill-color="#ffffcc" draw:textarea-horizontal-align="justify" draw:textarea-vertical-align="middle" draw:auto-grow-height="false" fo:min-height="0.9cm" fo:min-width="3.193cm" draw:shadow="visible" draw:shadow-offset-x="0.199cm" draw:shadow-offset-y="0.199cm" draw:shadow-color="#808080" style:run-through="foreground"/>
    </style:style>
    <style:style style:name="gr16" style:family="graphic">
      <style:graphic-properties draw:stroke="none" svg:stroke-color="#000000" draw:fill="solid" draw:fill-color="#ffffcc" fo:min-height="0.407cm" style:run-through="foreground"/>
    </style:style>
    <style:style style:name="gr17" style:family="graphic">
      <style:graphic-properties loext:allow-overlap="true" draw:stroke="none" svg:stroke-color="#000000" draw:fill="none" draw:fill-color="#ffffff" fo:min-height="1.633cm" style:run-through="foreground" style:vertical-pos="from-top" style:vertical-rel="paragraph" style:horizontal-pos="from-left" style:horizontal-rel="paragraph" draw:wrap-influence-on-position="once-concurrent" style:flow-with-text="false"/>
    </style:style>
    <style:style style:name="gr18" style:family="graphic">
      <style:graphic-properties loext:allow-overlap="true" draw:stroke="none" svg:stroke-color="#000000" draw:fill="none" draw:fill-color="#ffffff" fo:min-height="1.307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solid" draw:fill-color="#dddddd" draw:textarea-horizontal-align="justify" draw:textarea-vertical-align="middle" draw:auto-grow-height="false" fo:min-height="0.9cm" fo:min-width="3.193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0.732cm" style:run-through="foreground" style:vertical-pos="from-top" style:vertical-rel="paragraph" style:horizontal-pos="from-left" style:horizontal-rel="paragraph" draw:wrap-influence-on-position="once-concurrent" style:flow-with-text="false"/>
    </style:style>
    <style:style style:name="gr21" style:family="graphic">
      <style:graphic-properties loext:allow-overlap="true" draw:stroke="none" svg:stroke-color="#000000" draw:fill="none" draw:fill-color="#ffffff" fo:min-height="1.413cm" style:run-through="foreground" style:vertical-pos="from-top" style:vertical-rel="paragraph" style:horizontal-pos="from-left" style:horizontal-rel="paragraph" draw:wrap-influence-on-position="once-concurrent" style:flow-with-text="false"/>
    </style:style>
    <style:style style:name="gr22" style:family="graphic">
      <style:graphic-properties loext:allow-overlap="true" draw:stroke="none" svg:stroke-color="#000000" draw:fill="none" draw:fill-color="#ffffff" fo:min-height="1.10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loext:allow-overlap="true"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none" svg:stroke-color="#000000" draw:fill="none" draw:fill-color="#ffffff" fo:min-height="2.286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solid"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solid" draw:fill-color="#cc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0000" draw:marker-end="Arrow_20_concave" draw:marker-end-width="0.15cm" draw:textarea-horizontal-align="center" draw:textarea-vertical-align="middle" style:run-through="foreground"/>
    </style:style>
    <style:style style:name="gr38"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0" style:family="graphic">
      <style:graphic-properties svg:stroke-color="#000000" draw:marker-end=""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3.344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vertical-align="middle" draw:auto-grow-height="false" fo:min-height="1.321cm" fo:min-width="0.88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422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734cm" style:run-through="foreground" style:vertical-pos="from-top" style:vertical-rel="paragraph" style:horizontal-pos="from-left" style:horizontal-rel="paragraph" draw:wrap-influence-on-position="once-concurrent" style:flow-with-text="false"/>
    </style:style>
    <style:style style:name="gr46"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92cm"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2.316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713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dash" draw:stroke-dash="Dash_20_1"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dash" draw:stroke-dash="Dash_20_2"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draw:fill="solid" draw:fill-color="#dddddd"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258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8"/>
      <text:p text:style-name="P28"/>
      <text:p text:style-name="P28"/>
      <text:p text:style-name="P28">User Guide</text:p>
      <text:p text:style-name="P28">FSK_Stack</text:p>
      <text:p text:style-name="P28"/>
      <text:p text:style-name="P31">Solar Management System for air conditioners</text:p>
      <text:p text:style-name="P27"/>
      <text:p text:style-name="P27"/>
      <text:p text:style-name="P27"/>
      <text:p text:style-name="P27"/>
      <text:p text:style-name="P27"/>
      <text:p text:style-name="P27"/>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0"><text:a xlink:type="simple" xlink:href="#__RefHeading___Toc2094_2496697646" text:style-name="Index_20_Link" text:visited-style-name="Index_20_Link">1.Présentation de la pile de communication<text:tab/>2</text:a></text:p>
          <text:p text:style-name="P29"><text:a xlink:type="simple" xlink:href="#__RefHeading__1536_1487792566" text:style-name="Index_20_Link" text:visited-style-name="Index_20_Link">1.1.Accès médium<text:tab/>2</text:a></text:p>
          <text:p text:style-name="P29"><text:a xlink:type="simple" xlink:href="#__RefHeading__1538_1487792566" text:style-name="Index_20_Link" text:visited-style-name="Index_20_Link">1.2.Reconstruction d'une chaîne de caractères en réception<text:tab/>3</text:a></text:p>
          <text:p text:style-name="P29"><text:a xlink:type="simple" xlink:href="#__RefHeading__1540_1487792566" text:style-name="Index_20_Link" text:visited-style-name="Index_20_Link">1.3.Définitions des diverses trames émises et reçues<text:tab/>3</text:a></text:p>
          <text:p text:style-name="P30"><text:a xlink:type="simple" xlink:href="#__RefHeading__1542_1487792566" text:style-name="Index_20_Link" text:visited-style-name="Index_20_Link">2.La machine à états de la pile<text:tab/>5</text:a></text:p>
          <text:p text:style-name="P29"><text:a xlink:type="simple" xlink:href="#__RefHeading__1544_1487792566" text:style-name="Index_20_Link" text:visited-style-name="Index_20_Link">2.1.Les variables associées aux transitions :<text:tab/>5</text:a></text:p>
          <text:p text:style-name="P29"><text:a xlink:type="simple" xlink:href="#__RefHeading__1546_1487792566" text:style-name="Index_20_Link" text:visited-style-name="Index_20_Link">2.2.Les états de la machine<text:tab/>6</text:a></text:p>
          <text:p text:style-name="P29"><text:a xlink:type="simple" xlink:href="#__RefHeading__1548_1487792566" text:style-name="Index_20_Link" text:visited-style-name="Index_20_Link">2.3.La machine à état<text:tab/>8</text:a></text:p>
          <text:p text:style-name="P30"><text:a xlink:type="simple" xlink:href="#__RefHeading__1550_1487792566" text:style-name="Index_20_Link" text:visited-style-name="Index_20_Link">3.Les erreurs gérées <text:tab/>8</text:a></text:p>
          <text:p text:style-name="P30"><text:a xlink:type="simple" xlink:href="#__RefHeading__1552_1487792566" text:style-name="Index_20_Link" text:visited-style-name="Index_20_Link">4.L'interface utilisateur<text:tab/>9</text:a></text:p>
          <text:p text:style-name="P29"><text:a xlink:type="simple" xlink:href="#__RefHeading__1554_1487792566" text:style-name="Index_20_Link" text:visited-style-name="Index_20_Link">4.1.La variable (attribut) PhyUART_Mssg<text:tab/>9</text:a></text:p>
          <text:p text:style-name="P29"><text:a xlink:type="simple" xlink:href="#__RefHeading__1556_1487792566" text:style-name="Index_20_Link" text:visited-style-name="Index_20_Link">4.2.Les fonctions API de la pile <text:tab/>10</text:a></text:p>
          <text:p text:style-name="P30"><text:a xlink:type="simple" xlink:href="#__RefHeading__1558_1487792566" text:style-name="Index_20_Link" text:visited-style-name="Index_20_Link">5.Détails de mise en œuvre <text:tab/>12</text:a></text:p>
          <text:p text:style-name="P29"><text:a xlink:type="simple" xlink:href="#__RefHeading__1560_1487792566" text:style-name="Index_20_Link" text:visited-style-name="Index_20_Link">5.1.La gestion du temps<text:tab/>12</text:a></text:p>
          <text:p text:style-name="P29"><text:a xlink:type="simple" xlink:href="#__RefHeading__1562_1487792566" text:style-name="Index_20_Link" text:visited-style-name="Index_20_Link">5.2.L'architecture<text:tab/>13</text:a></text:p>
        </text:index-body>
      </text:table-of-content>
      <text:p text:style-name="P27"/>
      <text:p text:style-name="P27"/>
      <text:p text:style-name="P27"/>
      <text:p text:style-name="P27"/>
      <text:p text:style-name="P27"/>
      <text:p text:style-name="P27"/>
      <text:p text:style-name="P27"/>
      <text:p text:style-name="P27"/>
      <text:p text:style-name="P27"/>
      <text:p text:style-name="P27"/>
      <text:p text:style-name="P27"/>
      <text:h text:style-name="P33" text:outline-level="1"><text:bookmark-start text:name="__RefHeading___Toc2094_2496697646"/><text:soft-page-break/>Présentation de la pile de communication<text:bookmark-end text:name="__RefHeading___Toc2094_2496697646"/></text:h>
      <text:p text:style-name="P19"/>
      <text:p text:style-name="P9">La pile <text:span text:style-name="T3">FSK_Stack</text:span> ressemble un peu à la pile Xbee très très simplifié. Le système fonctionne avec un émetteur/récepteur FSK half duplex (RT606) à une fréquence de 433MHz. Il n'y a pas de notion de réseau. Toutefois, chaque trame physique est codée par un préambule qui permet de filtrer d'autres transmissions (alarme, ouverture voiture, etc...). Ce préambule est « ##### ». On peut donc dire que l'ensemble des modules communiquant sont « dans un réseau » identifié par ce préambule.</text:p>
      <text:p text:style-name="P9">Chaque module possède son adresse, (son « my » pour comparer avec le Xbee), codée sur 8bits. La notion de broadcast existe aussi. Il s'agit de l'adresse 0xFF. On considérera ces adresses comme étant des adresses MAC.</text:p>
      <text:p text:style-name="P9">Pour durcir la communication, un checksum est fait.</text:p>
      <text:p text:style-name="P9">Enfin, émission comme réception se font sur la connaissance de la longueur du message à envoyer. Celui ci est limité mais configurable.</text:p>
      <text:p text:style-name="P9"/>
      <text:p text:style-name="P6">Résumé des fonctionnalités de la pile :</text:p>
      <text:list xml:id="list62578128822533197" text:style-name="L1">
        <text:list-item>
          <text:p text:style-name="P36">FSK 433MHz Half Duplex,</text:p>
        </text:list-item>
        <text:list-item>
          <text:p text:style-name="P36">Appartenance à un réseau identifié par ##### en début de communication,</text:p>
        </text:list-item>
        <text:list-item>
          <text:p text:style-name="P36">Adresses « MAC » pour chaque device (8 bits), 255 adresses utilisables,</text:p>
        </text:list-item>
        <text:list-item>
          <text:p text:style-name="P36">Broadcast @ = 255,</text:p>
        </text:list-item>
        <text:list-item>
          <text:p text:style-name="P36">Checksum.</text:p>
        </text:list-item>
      </text:list>
      <text:h text:style-name="Heading_20_2" text:outline-level="2"><text:bookmark-start text:name="__RefHeading__1536_1487792566"/>Accès médium<text:bookmark-end text:name="__RefHeading__1536_1487792566"/></text:h>
      <text:p text:style-name="P9">Le module FSK peut être soit en émission, soit en réception. Par défaut, le système est en écoute du canal. C'est l'état par défaut dans la machine à états qui contrôle la pile. </text:p>
      <text:p text:style-name="P9">En réception, si la séquence « ##### » est détectée (Header detected), le système quitte son état d'écoute, et reconstruit la chaîne de réception, avec filtrage MAC. Si au cours de cette phase, une demande en émission est faite par l'application, celle-ci est en attente et sera effective lors de la fin du processus de réception.</text:p>
      <text:p text:style-name="P9">En émission, le module FSK s'impose et empêche donc toute réception de message éventuel qui sera donc perdu.</text:p>
      <text:p text:style-name="P9"/>
      <text:p text:style-name="P6">Discussion sur les conflits :</text:p>
      <text:p text:style-name="P7">Hypothèse : tous les modules sont à portée les uns des autres :</text:p>
      <text:p text:style-name="P9">A communique vers B. C reçoit aussi le message. Ainsi, B comme C ne peuvent pas émettre puisqu'ils sont en phase de réception (B comme C ne savent pas si le message leur est destiné, ils ont juste repéré le « ##### » et se sont mis en état de réception). </text:p>
      <text:p text:style-name="P9">Dans ce cas, le premier qui parle, oblige les autres à se taire.</text:p>
      <text:p text:style-name="P9">Si par un gros hasard, A et C démarrent en même temps, rien ne peut les arrêter. Le checksum sera faux et les deux émissions seront avortées.</text:p>
      <text:p text:style-name="P9"/>
      <text:p text:style-name="P9"/>
      <text:h text:style-name="Heading_20_2" text:outline-level="2"><text:bookmark-start text:name="__RefHeading__1538_1487792566"/><text:soft-page-break/>Reconstruction d'une chaîne de caractères en réception<text:bookmark-end text:name="__RefHeading__1538_1487792566"/></text:h>
      <text:p text:style-name="P9"/>
      <text:p text:style-name="P9">Le principe est basé sur la donnée de la longueur de la chaîne à recevoir. Ainsi, après le préambule, le premier octet reçu correspond à la longueur, <text:span text:style-name="T3">Len</text:span>, (donc maximum théorique de 255).</text:p>
      <text:p text:style-name="P9">Le nombre maximal d'octets que l'on peut recevoir est fixé par un #define que l'on trouve dans le fichier header <text:span text:style-name="T3">FSK_Stack.h, </text:span><text:span text:style-name="T19">: </text:span></text:p>
      <text:p text:style-name="P9"><text:s/>#define StringLenMax 30 </text:p>
      <text:p text:style-name="P9"/>
      <text:p text:style-name="P9">Cette limitation est modifiable (255 maximum !). Elle est d'une longueur raisonnable car les tableaux de réception sont définis à l'avance et non détruits.</text:p>
      <text:p text:style-name="P9">Lors de la réception, un test sur la longueur est effectué. Elle ne doit être ni trop courte, ni trop longue (voir la partie traitant des erreurs).</text:p>
      <text:p text:style-name="P9"/>
      <text:h text:style-name="Heading_20_2" text:outline-level="2"><text:bookmark-start text:name="__RefHeading__1540_1487792566"/>Définitions des diverses trames émises et reçues<text:bookmark-end text:name="__RefHeading__1540_1487792566"/></text:h>
      <text:p text:style-name="P9"/>
      <text:h text:style-name="Heading_20_3" text:outline-level="3">Réception</text:h>
      <text:p text:style-name="P9">La trame reçue au niveau UART (sortie du module FSK RT606) est composées d'octets encapsulés par un bit de Start et 1 bit de Stop. La vitesse maximale est de 38400 Bds.</text:p>
      <text:p text:style-name="P9">Cette trame est appelées <text:span text:style-name="T4">PhyFrame </text:span> : <text:span text:style-name="T8"><text:s/>|#####|Len|</text:span><text:span text:style-name="T9">Data</text:span><text:span text:style-name="T8">|CheckSum|. Len est le nombre d'octets reçus, préambule exclu.</text:span></text:p>
      <text:p text:style-name="P9">La trame est récupérée dans le tableau <text:span text:style-name="T14">IncomingMssg[Len-1 ]</text:span><text:span text:style-name="T10"> </text:span><text:span text:style-name="T16">qui contient |</text:span><text:span text:style-name="T11">Data</text:span><text:span text:style-name="T16">|CheckSum| si la longueur </text:span><text:span text:style-name="T15">Len</text:span><text:span text:style-name="T16"> n'est ni trop courte ni trop longue, sinon rien n'est récupéré. Le champ Len est enlevé donc la longueur de la table est Len-1.</text:span></text:p>
      <text:p text:style-name="P17"/>
      <text:p text:style-name="P17">Ensuite, un checksum est opéré. Si celui-ci est OK, le message est recopié dans un autre tableau dont on enlève le champ checksum. </text:p>
      <text:p text:style-name="P9"><text:span text:style-name="T16">Ce tableau s'appelle </text:span><text:span text:style-name="T14">StrReceived[Len-2]  </text:span><text:span text:style-name="T16">. Len-2,</text:span><text:span text:style-name="T14"> </text:span><text:span text:style-name="T16">puisqu'il n y a plus le byte checksum. Il ne contient plus que le champ |</text:span><text:span text:style-name="T11">Data</text:span><text:span text:style-name="T16">|. Cette nouvelle trame, |</text:span><text:span text:style-name="T11">Data</text:span><text:span text:style-name="T16">|, est appelée </text:span><text:span text:style-name="T17">MACFrame : </text:span><text:span text:style-name="T11">|Data|</text:span><text:span text:style-name="T16"> = </text:span><text:a xlink:type="simple" xlink:href="mailto:%7C@Src" text:style-name="Internet_20_link" text:visited-style-name="Visited_20_Internet_20_Link">|@Src</text:a><text:span text:style-name="T16">|@Dest|Data'| , où </text:span><text:span text:style-name="T15">Data'</text:span><text:span text:style-name="T16"> est la suite de données utiles.</text:span></text:p>
      <text:p text:style-name="P17"/>
      <text:p text:style-name="P17">Ensuite, cette trame réduite est envoyée à la couche MAC. Le processus teste alors si l'adresse @Dest correspond à @My ou bien s'il s'agit d'un broadcast. Si c'est le cas, une nouvelle table est remplie :</text:p>
      <text:p text:style-name="P9"><text:span text:style-name="T16">le tableau </text:span><text:span text:style-name="T14">MACStrReceived[Len-4 ]</text:span><text:span text:style-name="T10"> </text:span><text:span text:style-name="T16">. La table ne contient plus que |Data'| , elle a donc une longueur diminuée de 2 par rapport à la table précédente, donc de 4 par rapport à la longueur d'origine.</text:span></text:p>
      <text:h text:style-name="P34" text:outline-level="3">Emission</text:h>
      <text:p text:style-name="P9">Pour l'émission, le processus inverse est opéré. L'utilisateur précisera le champ de donnée |Data'|, sa longueur, ainsi que l'adresse de destination. Le passage dans chacune des couches vient construire petit à petit la trame physique envoyée en FSK. Le diagramme suivant illustre l'émission et la réception.</text:p>
      <text:h text:style-name="Heading_20_3" text:outline-level="3"><text:soft-page-break/>Schématisation des trames mises en œuvre </text:h>
      <text:p text:style-name="P9"><draw:g text:anchor-type="paragraph" draw:z-index="2" draw:name="DrawObject 4" draw:style-name="gr1"><draw:custom-shape draw:name="Forme 9" draw:style-name="gr4" svg:width="3.193cm" svg:height="0.9cm" svg:x="6.966cm" svg:y="0.34cm"><text:p/><draw:enhanced-geometry svg:viewBox="0 0 21600 21600" draw:type="rectangle" draw:enhanced-path="M 0 0 L 21600 0 21600 21600 0 21600 0 0 Z N"/></draw:custom-shape><draw:frame draw:name="Cadre de texte 12" draw:style-name="gr5" draw:text-style-name="P51" svg:width="2.911cm" svg:height="0.408cm" svg:x="7.246cm" svg:y="0.531cm"><draw:text-box><text:p><text:span text:style-name="T30">Application</text:span></text:p></draw:text-box></draw:frame></draw:g></text:p>
      <text:p text:style-name="P3"><draw:frame text:anchor-type="paragraph" draw:z-index="32" draw:name="Cadre de texte 38" draw:style-name="gr27" draw:text-style-name="P53" svg:width="5.307cm" svg:height="2.287cm" svg:x="10.998cm" svg:y="0.074cm"><draw:text-box><text:p><text:span text:style-name="T31">FSKStack_IsNewMssg()</text:span></text:p><text:p><text:span text:style-name="T31">FSKStack_GetLen()</text:span></text:p><text:p><text:span text:style-name="T31">FSKStack_GetSrcAdress()</text:span></text:p><text:p><text:span text:style-name="T31">FSKStack_GetNewMssg( </text:span></text:p><text:p><text:span text:style-name="T22">char * AdrString,</text:span></text:p><text:p><text:span text:style-name="T22">int Long)</text:span></text:p><text:p><text:span text:style-name="T32"/></text:p></draw:text-box></draw:frame></text:p>
      <text:p text:style-name="P4"><draw:g text:anchor-type="paragraph" draw:z-index="0" draw:name="DrawObject 1" draw:style-name="gr1"><draw:custom-shape draw:name="Forme 4" draw:style-name="gr2" svg:width="3.193cm" svg:height="0.9cm" svg:x="7.163cm" svg:y="8.738cm"><text:p/><draw:enhanced-geometry svg:viewBox="0 0 21600 21600" draw:type="rectangle" draw:enhanced-path="M 0 0 L 21600 0 21600 21600 0 21600 0 0 Z N"/></draw:custom-shape><draw:frame draw:name="Cadre de texte 9" draw:style-name="gr3" draw:text-style-name="P51" svg:width="2.911cm" svg:height="0.408cm" svg:x="7.443cm" svg:y="8.929cm"><draw:text-box><text:p><text:span text:style-name="T30">UART (Phy 2)</text:span></text:p></draw:text-box></draw:frame></draw:g><draw:g text:anchor-type="paragraph" draw:z-index="1" draw:name="DrawObject 2" draw:style-name="gr1"><draw:custom-shape draw:name="Forme 7" draw:style-name="gr4" svg:width="3.193cm" svg:height="0.9cm" svg:x="7.108cm" svg:y="2.332cm"><text:p/><draw:enhanced-geometry svg:viewBox="0 0 21600 21600" draw:type="rectangle" draw:enhanced-path="M 0 0 L 21600 0 21600 21600 0 21600 0 0 Z N"/></draw:custom-shape><draw:frame draw:name="Cadre de texte 11" draw:style-name="gr5" draw:text-style-name="P51" svg:width="2.911cm" svg:height="0.408cm" svg:x="7.387cm" svg:y="2.523cm"><draw:text-box><text:p><text:span text:style-name="T30">MAC (My@)</text:span></text:p></draw:text-box></draw:frame></draw:g><draw:g text:anchor-type="paragraph" draw:z-index="3" draw:name="DrawObject 5" draw:style-name="gr1"><draw:custom-shape draw:name="Forme 10" draw:style-name="gr2" svg:width="3.193cm" svg:height="0.9cm" svg:x="7.165cm" svg:y="10.959cm"><text:p/><draw:enhanced-geometry svg:viewBox="0 0 21600 21600" draw:type="rectangle" draw:enhanced-path="M 0 0 L 21600 0 21600 21600 0 21600 0 0 Z N"/></draw:custom-shape><draw:frame draw:name="Cadre de texte 14" draw:style-name="gr3" draw:text-style-name="P51" svg:width="2.911cm" svg:height="0.408cm" svg:x="7.445cm" svg:y="11.151cm"><draw:text-box><text:p><text:span text:style-name="T30">FSK (Phy 1)</text:span></text:p></draw:text-box></draw:frame></draw:g><draw:g text:anchor-type="paragraph" draw:z-index="8" draw:name="DrawObject8" draw:style-name="gr1"><draw:path draw:name="Forme52" draw:style-name="gr8" draw:text-style-name="P52" svg:width="0.115cm" svg:height="0.286cm" svg:x="11.492cm" svg:y="10.765cm" svg:viewBox="0 0 116 287" svg:d="M0 287c58-646 116 0 116 0"><text:p/></draw:path><draw:path draw:name="Forme53" draw:style-name="gr8" draw:text-style-name="P52" svg:width="0.115cm" svg:height="0.286cm" svg:x="11.608cm" svg:y="11.049cm" svg:viewBox="0 0 116 287" svg:d="M0 0c58 645 116 0 116 0"><text:p/></draw:path><draw:path draw:name="Forme54" draw:style-name="gr8" draw:text-style-name="P52" svg:width="0.115cm" svg:height="0.286cm" svg:x="11.723cm" svg:y="10.765cm" svg:viewBox="0 0 116 287" svg:d="M0 287c58-646 116 0 116 0"><text:p/></draw:path><draw:path draw:name="Forme55" draw:style-name="gr8" draw:text-style-name="P52" svg:width="0.115cm" svg:height="0.286cm" svg:x="11.84cm" svg:y="11.049cm" svg:viewBox="0 0 116 287" svg:d="M0 0c58 645 116 0 116 0"><text:p/></draw:path><draw:path draw:name="Forme56" draw:style-name="gr8" draw:text-style-name="P52" svg:width="0.115cm" svg:height="0.286cm" svg:x="11.959cm" svg:y="10.765cm" svg:viewBox="0 0 116 287" svg:d="M0 287c58-646 116 0 116 0"><text:p/></draw:path><draw:path draw:name="Forme57" draw:style-name="gr8" draw:text-style-name="P52" svg:width="0.115cm" svg:height="0.286cm" svg:x="12.072cm" svg:y="11.049cm" svg:viewBox="0 0 116 287" svg:d="M0 0c58 645 116 0 116 0"><text:p/></draw:path><draw:path draw:name="Forme58" draw:style-name="gr8" draw:text-style-name="P52" svg:width="0.115cm" svg:height="0.286cm" svg:x="12.187cm" svg:y="10.765cm" svg:viewBox="0 0 116 287" svg:d="M0 287c58-646 116 0 116 0"><text:p/></draw:path><draw:path draw:name="Forme63" draw:style-name="gr8" draw:text-style-name="P52" svg:width="0.073cm" svg:height="0.286cm" svg:x="12.31cm" svg:y="11.049cm" svg:viewBox="0 0 74 287" svg:d="M0 0c37 645 74 0 74 0"><text:p/></draw:path><draw:path draw:name="Forme64" draw:style-name="gr8" draw:text-style-name="P52" svg:width="0.073cm" svg:height="0.286cm" svg:x="12.386cm" svg:y="10.765cm" svg:viewBox="0 0 74 287" svg:d="M0 287c37-646 74 0 74 0"><text:p/></draw:path><draw:path draw:name="Forme65" draw:style-name="gr8" draw:text-style-name="P52" svg:width="0.073cm" svg:height="0.286cm" svg:x="12.46cm" svg:y="11.049cm" svg:viewBox="0 0 74 287" svg:d="M0 0c37 645 74 0 74 0"><text:p/></draw:path><draw:path draw:name="Forme66" draw:style-name="gr8" draw:text-style-name="P52" svg:width="0.073cm" svg:height="0.286cm" svg:x="12.534cm" svg:y="10.765cm" svg:viewBox="0 0 74 287" svg:d="M0 287c37-646 74 0 74 0"><text:p/></draw:path><draw:path draw:name="Forme67" draw:style-name="gr8" draw:text-style-name="P52" svg:width="0.073cm" svg:height="0.286cm" svg:x="12.61cm" svg:y="11.049cm" svg:viewBox="0 0 74 287" svg:d="M0 0c37 645 74 0 74 0"><text:p/></draw:path><draw:path draw:name="Forme68" draw:style-name="gr8" draw:text-style-name="P52" svg:width="0.073cm" svg:height="0.286cm" svg:x="12.684cm" svg:y="10.765cm" svg:viewBox="0 0 74 287" svg:d="M0 287c37-646 74 0 74 0"><text:p/></draw:path><draw:path draw:name="Forme69" draw:style-name="gr8" draw:text-style-name="P52" svg:width="0.073cm" svg:height="0.286cm" svg:x="12.755cm" svg:y="11.049cm" svg:viewBox="0 0 74 287" svg:d="M0 0c37 645 74 0 74 0"><text:p/></draw:path><draw:path draw:name="Forme75" draw:style-name="gr9" draw:text-style-name="P52" svg:width="0.115cm" svg:height="0.286cm" svg:x="11.723cm" svg:y="10.765cm" svg:viewBox="0 0 116 287" svg:d="M0 287c58-646 116 0 116 0"><text:p/></draw:path><draw:path draw:name="Forme76" draw:style-name="gr9" draw:text-style-name="P52" svg:width="0.115cm" svg:height="0.286cm" svg:x="11.84cm" svg:y="11.049cm" svg:viewBox="0 0 116 287" svg:d="M0 0c58 645 116 0 116 0"><text:p/></draw:path><draw:path draw:name="Forme77" draw:style-name="gr9" draw:text-style-name="P52" svg:width="0.115cm" svg:height="0.286cm" svg:x="11.959cm" svg:y="10.765cm" svg:viewBox="0 0 116 287" svg:d="M0 287c58-646 116 0 116 0"><text:p/></draw:path><draw:path draw:name="Forme78" draw:style-name="gr9" draw:text-style-name="P52" svg:width="0.115cm" svg:height="0.286cm" svg:x="12.072cm" svg:y="11.049cm" svg:viewBox="0 0 116 287" svg:d="M0 0c58 645 116 0 116 0"><text:p/></draw:path><draw:path draw:name="Forme79" draw:style-name="gr9" draw:text-style-name="P52" svg:width="0.115cm" svg:height="0.286cm" svg:x="12.187cm" svg:y="10.765cm" svg:viewBox="0 0 116 287" svg:d="M0 287c58-646 116 0 116 0"><text:p/></draw:path><draw:path draw:name="Forme84" draw:style-name="gr9" draw:text-style-name="P52" svg:width="0.073cm" svg:height="0.286cm" svg:x="12.31cm" svg:y="11.049cm" svg:viewBox="0 0 74 287" svg:d="M0 0c37 645 74 0 74 0"><text:p/></draw:path><draw:path draw:name="Forme85" draw:style-name="gr9" draw:text-style-name="P52" svg:width="0.073cm" svg:height="0.286cm" svg:x="12.386cm" svg:y="10.765cm" svg:viewBox="0 0 74 287" svg:d="M0 287c37-646 74 0 74 0"><text:p/></draw:path><draw:path draw:name="Forme86" draw:style-name="gr9" draw:text-style-name="P52" svg:width="0.073cm" svg:height="0.286cm" svg:x="12.46cm" svg:y="11.049cm" svg:viewBox="0 0 74 287" svg:d="M0 0c37 645 74 0 74 0"><text:p/></draw:path><draw:g draw:name="Forme87" draw:style-name="gr10"><draw:path draw:style-name="gr9" draw:text-style-name="P52" svg:width="0.115cm" svg:height="0.286cm" svg:x="11.492cm" svg:y="10.765cm" svg:viewBox="0 0 116 287" svg:d="M0 287c58-646 116 0 116 0"><text:p/></draw:path><draw:path draw:style-name="gr9" draw:text-style-name="P52" svg:width="0.115cm" svg:height="0.286cm" svg:x="11.608cm" svg:y="11.049cm" svg:viewBox="0 0 116 287" svg:d="M0 0c58 645 116 0 116 0"><text:p/></draw:path></draw:g><draw:path draw:name="Forme102" draw:style-name="gr9" draw:text-style-name="P52" svg:width="0.073cm" svg:height="0.286cm" svg:x="12.46cm" svg:y="11.049cm" svg:viewBox="0 0 74 287" svg:d="M74 0c-37 645-74 0-74 0"><text:p/></draw:path><draw:path draw:name="Forme103" draw:style-name="gr9" draw:text-style-name="P52" svg:width="0.073cm" svg:height="0.291cm" svg:x="12.534cm" svg:y="10.759cm" svg:viewBox="0 0 74 292" svg:d="M0 292c37-656 74 0 74 0"><text:p/></draw:path><draw:path draw:name="Forme104" draw:style-name="gr9" draw:text-style-name="P52" svg:width="0.074cm" svg:height="0.286cm" svg:x="12.684cm" svg:y="10.765cm" svg:viewBox="0 0 75 287" svg:d="M75 287c-38-646-75 0-75 0"><text:p/></draw:path><draw:path draw:name="Forme105" draw:style-name="gr9" draw:text-style-name="P52" svg:width="0.074cm" svg:height="0.286cm" svg:x="12.61cm" svg:y="11.049cm" svg:viewBox="0 0 75 287" svg:d="M75 0c-38 645-75 0-75 0"><text:p/></draw:path><draw:path draw:name="Forme107" draw:style-name="gr9" draw:text-style-name="P52" svg:width="0.074cm" svg:height="0.286cm" svg:x="12.755cm" svg:y="11.049cm" svg:viewBox="0 0 75 287" svg:d="M75 0c-38 645-75 0-75 0"><text:p/></draw:path><draw:path draw:name="Forme111" draw:style-name="gr9" draw:text-style-name="P52" svg:width="0.115cm" svg:height="0.286cm" svg:x="11.723cm" svg:y="10.765cm" svg:viewBox="0 0 116 287" svg:d="M0 287c58-646 116 0 116 0"><text:p/></draw:path><draw:path draw:name="Forme112" draw:style-name="gr9" draw:text-style-name="P52" svg:width="0.115cm" svg:height="0.286cm" svg:x="11.84cm" svg:y="11.049cm" svg:viewBox="0 0 116 287" svg:d="M0 0c58 645 116 0 116 0"><text:p/></draw:path></draw:g><draw:g text:anchor-type="paragraph" draw:z-index="11" draw:name="DrawObject 8" draw:style-name="gr1"><draw:path draw:name="Forme 31" draw:style-name="gr8" draw:text-style-name="P52" svg:width="0.106cm" svg:height="0.036cm" svg:x="11.587cm" svg:y="11.617cm" svg:viewBox="0 0 107 37" svg:d="M0 37c54-83 107 0 107 0"><text:p/></draw:path><draw:path draw:name="Forme 32" draw:style-name="gr8" draw:text-style-name="P52" svg:width="0.106cm" svg:height="0.036cm" svg:x="11.693cm" svg:y="11.649cm" svg:viewBox="0 0 107 37" svg:d="M0 0c53 83 107 0 107 0"><text:p/></draw:path><draw:path draw:name="Forme 33" draw:style-name="gr8" draw:text-style-name="P52" svg:width="0.106cm" svg:height="0.036cm" svg:x="11.802cm" svg:y="11.617cm" svg:viewBox="0 0 107 37" svg:d="M0 37c54-83 107 0 107 0"><text:p/></draw:path><draw:path draw:name="Forme 34" draw:style-name="gr8" draw:text-style-name="P52" svg:width="0.106cm" svg:height="0.036cm" svg:x="11.908cm" svg:y="11.649cm" svg:viewBox="0 0 107 37" svg:d="M0 0c53 83 107 0 107 0"><text:p/></draw:path><draw:path draw:name="Forme 35" draw:style-name="gr8" draw:text-style-name="P52" svg:width="0.106cm" svg:height="0.036cm" svg:x="12.014cm" svg:y="11.617cm" svg:viewBox="0 0 107 37" svg:d="M0 37c54-83 107 0 107 0"><text:p/></draw:path><draw:path draw:name="Forme 36" draw:style-name="gr8" draw:text-style-name="P52" svg:width="0.106cm" svg:height="0.036cm" svg:x="12.12cm" svg:y="11.649cm" svg:viewBox="0 0 107 37" svg:d="M0 0c53 83 107 0 107 0"><text:p/></draw:path><draw:path draw:name="Forme 37" draw:style-name="gr8" draw:text-style-name="P52" svg:width="0.106cm" svg:height="0.036cm" svg:x="12.229cm" svg:y="11.617cm" svg:viewBox="0 0 107 37" svg:d="M0 37c54-83 107 0 107 0"><text:p/></draw:path><draw:path draw:name="Forme 38" draw:style-name="gr8" draw:text-style-name="P52" svg:width="0.068cm" svg:height="0.036cm" svg:x="12.342cm" svg:y="11.649cm" svg:viewBox="0 0 69 37" svg:d="M0 0c34 83 69 0 69 0"><text:p/></draw:path><draw:path draw:name="Forme 39" draw:style-name="gr8" draw:text-style-name="P52" svg:width="0.068cm" svg:height="0.036cm" svg:x="12.411cm" svg:y="11.617cm" svg:viewBox="0 0 69 37" svg:d="M0 37c34-83 69 0 69 0"><text:p/></draw:path><draw:path draw:name="Forme 40" draw:style-name="gr8" draw:text-style-name="P52" svg:width="0.068cm" svg:height="0.036cm" svg:x="12.478cm" svg:y="11.649cm" svg:viewBox="0 0 69 37" svg:d="M0 0c34 83 69 0 69 0"><text:p/></draw:path><draw:path draw:name="Forme 41" draw:style-name="gr8" draw:text-style-name="P52" svg:width="0.068cm" svg:height="0.036cm" svg:x="12.548cm" svg:y="11.617cm" svg:viewBox="0 0 69 37" svg:d="M0 37c34-83 69 0 69 0"><text:p/></draw:path><draw:path draw:name="Forme 42" draw:style-name="gr8" draw:text-style-name="P52" svg:width="0.068cm" svg:height="0.036cm" svg:x="12.615cm" svg:y="11.649cm" svg:viewBox="0 0 69 37" svg:d="M0 0c34 83 69 0 69 0"><text:p/></draw:path><draw:path draw:name="Forme 43" draw:style-name="gr8" draw:text-style-name="P52" svg:width="0.068cm" svg:height="0.036cm" svg:x="12.685cm" svg:y="11.617cm" svg:viewBox="0 0 69 37" svg:d="M0 37c34-83 69 0 69 0"><text:p/></draw:path><draw:path draw:name="Forme 44" draw:style-name="gr8" draw:text-style-name="P52" svg:width="0.068cm" svg:height="0.036cm" svg:x="12.753cm" svg:y="11.649cm" svg:viewBox="0 0 69 37" svg:d="M0 0c34 83 69 0 69 0"><text:p/></draw:path><draw:path draw:name="Forme 45" draw:style-name="gr9" draw:text-style-name="P52" svg:width="0.106cm" svg:height="0.036cm" svg:x="11.802cm" svg:y="11.617cm" svg:viewBox="0 0 107 37" svg:d="M0 37c54-83 107 0 107 0"><text:p/></draw:path><draw:path draw:name="Forme 46" draw:style-name="gr9" draw:text-style-name="P52" svg:width="0.106cm" svg:height="0.036cm" svg:x="11.908cm" svg:y="11.649cm" svg:viewBox="0 0 107 37" svg:d="M0 0c53 83 107 0 107 0"><text:p/></draw:path><draw:path draw:name="Forme 47" draw:style-name="gr9" draw:text-style-name="P52" svg:width="0.106cm" svg:height="0.036cm" svg:x="12.014cm" svg:y="11.617cm" svg:viewBox="0 0 107 37" svg:d="M0 37c54-83 107 0 107 0"><text:p/></draw:path><draw:path draw:name="Forme 48" draw:style-name="gr9" draw:text-style-name="P52" svg:width="0.106cm" svg:height="0.036cm" svg:x="12.123cm" svg:y="11.649cm" svg:viewBox="0 0 107 37" svg:d="M0 0c53 83 107 0 107 0"><text:p/></draw:path><draw:path draw:name="Forme 49" draw:style-name="gr9" draw:text-style-name="P52" svg:width="0.106cm" svg:height="0.036cm" svg:x="12.229cm" svg:y="11.617cm" svg:viewBox="0 0 107 37" svg:d="M0 37c54-83 107 0 107 0"><text:p/></draw:path><draw:path draw:name="Forme 50" draw:style-name="gr9" draw:text-style-name="P52" svg:width="0.068cm" svg:height="0.036cm" svg:x="12.342cm" svg:y="11.649cm" svg:viewBox="0 0 69 37" svg:d="M0 0c34 83 69 0 69 0"><text:p/></draw:path><draw:path draw:name="Forme 51" draw:style-name="gr9" draw:text-style-name="P52" svg:width="0.068cm" svg:height="0.036cm" svg:x="12.411cm" svg:y="11.617cm" svg:viewBox="0 0 69 37" svg:d="M0 37c34-83 69 0 69 0"><text:p/></draw:path><draw:path draw:name="Forme 52" draw:style-name="gr9" draw:text-style-name="P52" svg:width="0.068cm" svg:height="0.036cm" svg:x="12.478cm" svg:y="11.649cm" svg:viewBox="0 0 69 37" svg:d="M0 0c34 83 69 0 69 0"><text:p/></draw:path><draw:g draw:name="Forme 53" draw:style-name="gr10"><draw:path draw:style-name="gr9" draw:text-style-name="P52" svg:width="0.106cm" svg:height="0.036cm" svg:x="11.587cm" svg:y="11.617cm" svg:viewBox="0 0 107 37" svg:d="M0 37c54-83 107 0 107 0"><text:p/></draw:path><draw:path draw:style-name="gr9" draw:text-style-name="P52" svg:width="0.106cm" svg:height="0.036cm" svg:x="11.693cm" svg:y="11.649cm" svg:viewBox="0 0 107 37" svg:d="M0 0c53 83 107 0 107 0"><text:p/></draw:path></draw:g><draw:path draw:name="Forme 54" draw:style-name="gr9" draw:text-style-name="P52" svg:width="0.068cm" svg:height="0.036cm" svg:x="12.478cm" svg:y="11.649cm" svg:viewBox="0 0 69 37" svg:d="M69 0c-35 83-69 0-69 0"><text:p/></draw:path><draw:path draw:name="Forme 55" draw:style-name="gr9" draw:text-style-name="P52" svg:width="0.068cm" svg:height="0.036cm" svg:x="12.548cm" svg:y="11.611cm" svg:viewBox="0 0 69 37" svg:d="M0 37c34-84 69 0 69 0"><text:p/></draw:path><draw:path draw:name="Forme 56" draw:style-name="gr9" draw:text-style-name="P52" svg:width="0.068cm" svg:height="0.036cm" svg:x="12.686cm" svg:y="11.617cm" svg:viewBox="0 0 69 37" svg:d="M69 37c-35-83-69 0-69 0"><text:p/></draw:path><draw:path draw:name="Forme 57" draw:style-name="gr9" draw:text-style-name="P52" svg:width="0.068cm" svg:height="0.036cm" svg:x="12.617cm" svg:y="11.649cm" svg:viewBox="0 0 69 37" svg:d="M69 0c-35 83-69 0-69 0"><text:p/></draw:path><draw:path draw:name="Forme 58" draw:style-name="gr9" draw:text-style-name="P52" svg:width="0.068cm" svg:height="0.036cm" svg:x="12.754cm" svg:y="11.649cm" svg:viewBox="0 0 69 37" svg:d="M69 0c-35 83-69 0-69 0"><text:p/></draw:path><draw:path draw:name="Forme 59" draw:style-name="gr9" draw:text-style-name="P52" svg:width="0.106cm" svg:height="0.036cm" svg:x="11.802cm" svg:y="11.617cm" svg:viewBox="0 0 107 37" svg:d="M0 37c54-83 107 0 107 0"><text:p/></draw:path><draw:path draw:name="Forme 60" draw:style-name="gr9" draw:text-style-name="P52" svg:width="0.106cm" svg:height="0.036cm" svg:x="11.908cm" svg:y="11.649cm" svg:viewBox="0 0 107 37" svg:d="M0 0c53 83 107 0 107 0"><text:p/></draw:path></draw:g><draw:g text:anchor-type="paragraph" draw:z-index="13" draw:name="DrawObject 9" draw:style-name="gr1"><draw:custom-shape draw:name="Forme 19" draw:style-name="gr15" svg:width="3.193cm" svg:height="0.9cm" svg:x="7.02cm" svg:y="4.547cm"><text:p/><draw:enhanced-geometry svg:viewBox="0 0 21600 21600" draw:type="rectangle" draw:enhanced-path="M 0 0 L 21600 0 21600 21600 0 21600 0 0 Z N"/></draw:custom-shape><draw:frame draw:name="Cadre de texte 30" draw:style-name="gr16" draw:text-style-name="P51" svg:width="2.911cm" svg:height="0.408cm" svg:x="7.3cm" svg:y="4.738cm"><draw:text-box><text:p><text:span text:style-name="T30"><text:s text:c="2"/></text:span><text:span text:style-name="T30">PhyUART</text:span></text:p></draw:text-box></draw:frame></draw:g><draw:g text:anchor-type="paragraph" draw:z-index="4" draw:name="DrawObject6" draw:style-name="gr1"><draw:line draw:name="Ligne verticale 2" draw:style-name="gr6" draw:text-style-name="P52" svg:x1="7.691cm" svg:y1="0.108cm" svg:x2="7.691cm" svg:y2="2.168cm"><text:p/></draw:line><draw:line draw:name="Ligne verticale 3" draw:style-name="gr6" draw:text-style-name="P52" svg:x1="9.524cm" svg:y1="2.168cm" svg:x2="9.506cm" svg:y2="0.108cm"><text:p/></draw:line></draw:g><draw:frame text:anchor-type="paragraph" draw:z-index="16" draw:name="Cadre de texte 38" draw:style-name="gr17" draw:text-style-name="P53" svg:width="4.368cm" svg:height="1.634cm" svg:x="2.605cm" svg:y="0.344cm"><draw:text-box><text:p><text:span text:style-name="T31">FSKStack_SendNewMssg (</text:span></text:p><text:p><text:span text:style-name="T22">char Dest @,</text:span></text:p><text:p><text:span text:style-name="T22">char * AdrString,</text:span></text:p><text:p><text:span text:style-name="T22">int Long)</text:span></text:p><text:p><text:span text:style-name="T32"/></text:p></draw:text-box></draw:frame></text:p>
      <text:p text:style-name="P4"><draw:frame text:anchor-type="paragraph" draw:z-index="34" draw:style-name="gr28" draw:text-style-name="P55" svg:width="2.281cm" svg:height="0.733cm" svg:x="14.677cm" svg:y="0.37cm"><draw:text-box><text:p><text:span text:style-name="T39">Long = Len – 4 au minimum !</text:span></text:p></draw:text-box></draw:frame></text:p>
      <text:p text:style-name="P4"><draw:line text:anchor-type="paragraph" draw:z-index="33" draw:style-name="gr24" draw:text-style-name="P52" svg:x1="14.351cm" svg:y1="-0.076cm" svg:x2="12.199cm" svg:y2="-0.071cm"><text:p/></draw:line></text:p>
      <text:p text:style-name="P4"><draw:frame text:anchor-type="paragraph" draw:z-index="31" draw:name="Cadre de texte 33" draw:style-name="gr26" draw:text-style-name="P53" svg:width="4.139cm" svg:height="0.329cm" svg:x="10.432cm" svg:y="-0.162cm"><draw:text-box><text:p><text:span text:style-name="T37">MACStrReceived[Len-4]=</text:span><text:span text:style-name="T38">|Data'</text:span><text:span text:style-name="T37">|.</text:span></text:p></draw:text-box></draw:frame></text:p>
      <text:p text:style-name="P4"><draw:line text:anchor-type="paragraph" draw:z-index="38" draw:name="Ligne verticale 9" draw:style-name="gr7" draw:text-style-name="P52" svg:x1="13.882cm" svg:y1="0.802cm" svg:x2="13.882cm" svg:y2="-0.064cm"><text:p/></draw:line><draw:frame text:anchor-type="paragraph" draw:z-index="39" draw:style-name="gr28" draw:text-style-name="P55" svg:width="2.281cm" svg:height="0.733cm" svg:x="14.261cm" svg:y="0.185cm"><draw:text-box><text:p><text:span text:style-name="T39">@Dest=@My ou</text:span></text:p><text:p><text:span text:style-name="T39"><text:s text:c="12"/></text:span><text:span text:style-name="T39">= 0xFF</text:span></text:p></draw:text-box></draw:frame></text:p>
      <text:p text:style-name="P4"><draw:frame text:anchor-type="paragraph" draw:z-index="17" draw:name="Cadre de texte 33" draw:style-name="gr18" draw:text-style-name="P53" svg:width="5.737cm" svg:height="1.308cm" svg:x="2.593cm" svg:y="0.173cm"><draw:text-box><text:p><text:span text:style-name="T32">MAC Frame </text:span></text:p><text:p><text:span text:style-name="T22">StrToSend [ Long+2] =|</text:span><text:span text:style-name="T33">My@</text:span><text:span text:style-name="T22">|</text:span><text:span text:style-name="T34">Dest@</text:span><text:span text:style-name="T22">|Data'|</text:span></text:p><text:p><text:span text:style-name="T22"/></text:p><text:p><text:span text:style-name="T32"/></text:p></draw:text-box></draw:frame><draw:g text:anchor-type="paragraph" draw:z-index="5" draw:name="DrawObject 6" draw:style-name="gr1"><draw:line draw:name="Ligne verticale 5" draw:style-name="gr6" draw:text-style-name="P52" svg:x1="7.692cm" svg:y1="0.158cm" svg:x2="7.692cm" svg:y2="1.259cm"><text:p/></draw:line><draw:line draw:name="Ligne verticale 6" draw:style-name="gr6" draw:text-style-name="P52" svg:x1="9.525cm" svg:y1="1.259cm" svg:x2="9.507cm" svg:y2="0.158cm"><text:p/></draw:line></draw:g><draw:frame text:anchor-type="paragraph" draw:z-index="35" draw:name="Cadre de texte 33" draw:style-name="gr22" draw:text-style-name="P53" svg:width="6.64cm" svg:height="1.11cm" svg:x="10.908cm" svg:y="0.037cm"><draw:text-box><text:p><text:span text:style-name="T40"/></text:p><text:p><text:span text:style-name="T32">MAC Frame</text:span></text:p><text:p><text:span text:style-name="T37">StrReceived[Len-2]=|</text:span><text:span text:style-name="T38">My@|Dest@|Data'</text:span><text:span text:style-name="T37">|.</text:span></text:p></draw:text-box></draw:frame></text:p>
      <text:p text:style-name="P4"/>
      <text:p text:style-name="P4"><draw:line text:anchor-type="paragraph" draw:z-index="36" draw:name="Ligne verticale 9" draw:style-name="gr7" draw:text-style-name="P52" svg:x1="13.882cm" svg:y1="0.981cm" svg:x2="13.882cm" svg:y2="0.115cm"><text:p/></draw:line><draw:frame text:anchor-type="paragraph" draw:z-index="37" draw:style-name="gr23" draw:text-style-name="P55" svg:width="2.281cm" svg:height="0.511cm" svg:x="14.187cm" svg:y="0.33cm"><draw:text-box><text:p><text:span text:style-name="T39">Checksum OK</text:span></text:p></draw:text-box></draw:frame></text:p>
      <text:p text:style-name="P4"><draw:frame text:anchor-type="paragraph" draw:z-index="23" draw:name="Cadre de texte 33" draw:style-name="gr21" draw:text-style-name="P53" svg:width="5.292cm" svg:height="1.414cm" svg:x="2.198cm" svg:y="0.067cm"><draw:text-box><text:p><text:span text:style-name="T32">Phy Frame</text:span></text:p><text:p><text:span text:style-name="T22">Phy_UART_TransmFrame [Len+4 +5] =</text:span></text:p><text:p><text:span text:style-name="T36">|#####| Long+4</text:span><text:span text:style-name="T22">|</text:span><text:span text:style-name="T34">My@</text:span><text:span text:style-name="T22">|</text:span><text:span text:style-name="T34">Dest@</text:span><text:span text:style-name="T22">|Data'|</text:span><text:span text:style-name="T36">Checksum</text:span><text:span text:style-name="T22">|</text:span></text:p><text:p><text:span text:style-name="T32"/></text:p></draw:text-box></draw:frame><draw:line text:anchor-type="paragraph" draw:z-index="14" draw:name="Ligne verticale 4" draw:style-name="gr7" draw:text-style-name="P52" svg:x1="7.666cm" svg:y1="0.409cm" svg:x2="7.666cm" svg:y2="1.24cm"><text:p/></draw:line><draw:line text:anchor-type="paragraph" draw:z-index="15" draw:name="Ligne verticale 9" draw:style-name="gr7" draw:text-style-name="P52" svg:x1="9.557cm" svg:y1="1.24cm" svg:x2="9.557cm" svg:y2="0.374cm"><text:p/></draw:line><draw:frame text:anchor-type="paragraph" draw:z-index="24" draw:name="Cadre de texte 33" draw:style-name="gr22" draw:text-style-name="P53" svg:width="6.64cm" svg:height="1.11cm" svg:x="10.742cm" svg:y="0.323cm"><draw:text-box><text:p><text:span text:style-name="T32">Phy Frame</text:span></text:p><text:p><text:span text:style-name="T37">IncomingMssg[Len-1]=|</text:span><text:span text:style-name="T38">My@|Dest@|Data'</text:span><text:span text:style-name="T37">|CheckSum|.</text:span></text:p></draw:text-box></draw:frame></text:p>
      <text:p text:style-name="P5"/>
      <text:p text:style-name="P5"><draw:custom-shape text:anchor-type="paragraph" draw:z-index="19" draw:name="Forme 4" draw:style-name="gr19" svg:width="3.193cm" svg:height="0.9cm" svg:x="7.057cm" svg:y="-0.004cm"><text:p/><draw:enhanced-geometry svg:viewBox="0 0 21600 21600" draw:type="rectangle" draw:enhanced-path="M 0 0 L 21600 0 21600 21600 0 21600 0 0 Z N"/></draw:custom-shape><draw:frame text:anchor-type="paragraph" draw:z-index="20" draw:name="Cadre de texte 9" draw:style-name="gr20" draw:text-style-name="P54" svg:width="2.911cm" svg:height="0.733cm" svg:x="7.34cm" svg:y="-0.004cm"><draw:text-box><text:p><text:span text:style-name="T35">UART_FSK_103.c </text:span></text:p><text:p><text:span text:style-name="T35">/ UART_L031.c</text:span></text:p></draw:text-box></draw:frame><draw:line text:anchor-type="paragraph" draw:z-index="29" draw:style-name="gr24" draw:text-style-name="P52" svg:x1="12.416cm" svg:y1="1.469cm" svg:x2="14.497cm" svg:y2="0.097cm"><text:p/></draw:line><draw:custom-shape text:anchor-type="paragraph" draw:z-index="30" draw:style-name="gr25" draw:text-style-name="P52" svg:width="0.292cm" svg:height="2.156cm" draw:transform="rotate (1.5707963267946) translate (13.4725833333333cm 0.09701388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5"><draw:line text:anchor-type="paragraph" draw:z-index="22" draw:name="Ligne verticale 9" draw:style-name="gr7" draw:text-style-name="P52" svg:x1="9.527cm" svg:y1="1.497cm" svg:x2="9.527cm" svg:y2="0.425cm"><text:p/></draw:line><draw:frame text:anchor-type="paragraph" draw:z-index="26" draw:name="Cadre de texte 33" draw:style-name="gr21" draw:text-style-name="P53" svg:width="5.292cm" svg:height="1.414cm" svg:x="2.198cm" svg:y="0.279cm"><draw:text-box><text:p><text:span text:style-name="T32"/></text:p><text:p><text:span text:style-name="T36">|#####|Len</text:span><text:span text:style-name="T22">|</text:span><text:span text:style-name="T34">My@</text:span><text:span text:style-name="T22">|</text:span><text:span text:style-name="T34">Dest@</text:span><text:span text:style-name="T22">|Data'|</text:span><text:span text:style-name="T36">Checksum</text:span><text:span text:style-name="T22">|</text:span></text:p><text:p><text:span text:style-name="T32"/></text:p></draw:text-box></draw:frame></text:p>
      <text:p text:style-name="P5"><draw:line text:anchor-type="paragraph" draw:z-index="21" draw:name="Ligne verticale 4" draw:style-name="gr7" draw:text-style-name="P52" svg:x1="7.692cm" svg:y1="-0.159cm" svg:x2="7.692cm" svg:y2="0.839cm"><text:p/></draw:line><draw:frame text:anchor-type="paragraph" draw:z-index="25" draw:name="Cadre de texte 33" draw:style-name="gr17" draw:text-style-name="P53" svg:width="5.292cm" svg:height="1.634cm" svg:x="10.74cm" svg:y="-0.155cm"><draw:text-box><text:p><text:span text:style-name="T32"/></text:p><text:p><text:span text:style-name="T37"><text:s/></text:span><text:span text:style-name="T37">|#####|Len|</text:span><text:span text:style-name="T38">Data</text:span><text:span text:style-name="T37">|CheckSum|.</text:span></text:p><text:p><text:span text:style-name="T22"/></text:p><text:p><text:span text:style-name="T22"/></text:p><text:p><text:span text:style-name="T32"/></text:p></draw:text-box></draw:frame><draw:line text:anchor-type="paragraph" draw:z-index="28" draw:style-name="gr24" draw:text-style-name="P52" svg:x1="1.797cm" svg:y1="1.387cm" svg:x2="3.256cm" svg:y2="0.353cm"><text:p/></draw:line></text:p>
      <text:p text:style-name="P5"/>
      <text:p text:style-name="P5"><draw:frame text:anchor-type="paragraph" draw:z-index="27" draw:style-name="gr23" draw:text-style-name="P55" svg:width="2.281cm" svg:height="0.511cm" svg:x="0.776cm" svg:y="0.071cm"><draw:text-box><text:p><text:span text:style-name="T39">Len = Long +4</text:span></text:p></draw:text-box></draw:frame></text:p>
      <text:p text:style-name="P5"><draw:g text:anchor-type="paragraph" draw:z-index="12" draw:name="DrawObject11" draw:style-name="gr1"><draw:line draw:name="Ligne 10" draw:style-name="gr12" draw:text-style-name="P52" svg:x1="5.311cm" svg:y1="0.355cm" svg:x2="5.578cm" svg:y2="0.355cm"><text:p/></draw:line><draw:line draw:name="Ligne 11" draw:style-name="gr12" draw:text-style-name="P52" svg:x1="5.576cm" svg:y1="0.676cm" svg:x2="5.576cm" svg:y2="0.355cm"><text:p/></draw:line><draw:line draw:name="Ligne 12" draw:style-name="gr12" draw:text-style-name="P52" svg:x1="5.576cm" svg:y1="0.676cm" svg:x2="5.734cm" svg:y2="0.676cm"><text:p/></draw:line><draw:line draw:name="Ligne 13" draw:style-name="gr12" draw:text-style-name="P52" svg:x1="5.733cm" svg:y1="0.676cm" svg:x2="5.733cm" svg:y2="0.355cm"><text:p/></draw:line><draw:custom-shape draw:name="Forme 11" draw:style-name="gr13" svg:width="0.165cm" svg:height="0.322cm" svg:x="5.736cm" svg:y="0.355cm"><text:p/><draw:enhanced-geometry svg:viewBox="0 0 21600 21600" draw:type="rectangle" draw:enhanced-path="M 0 0 L 21600 0 21600 21600 0 21600 0 0 Z N"/></draw:custom-shape><draw:custom-shape draw:name="Forme 12" draw:style-name="gr13" svg:width="0.165cm" svg:height="0.322cm" svg:x="5.9cm" svg:y="0.355cm"><text:p/><draw:enhanced-geometry svg:viewBox="0 0 21600 21600" draw:type="rectangle" draw:enhanced-path="M 0 0 L 21600 0 21600 21600 0 21600 0 0 Z N"/></draw:custom-shape><draw:line draw:name="Ligne 14" draw:style-name="gr12" draw:text-style-name="P52" svg:x1="6.064cm" svg:y1="0.676cm" svg:x2="6.064cm" svg:y2="0.355cm"><text:p/></draw:line><draw:custom-shape draw:name="Forme 13" draw:style-name="gr14" svg:width="0.167cm" svg:height="0.322cm" svg:x="6.064cm" svg:y="0.355cm"><text:p/><draw:enhanced-geometry svg:viewBox="0 0 21600 21600" draw:type="rectangle" draw:enhanced-path="M 0 0 L 21600 0 21600 21600 0 21600 0 0 Z N"/></draw:custom-shape><draw:custom-shape draw:name="Forme 14" draw:style-name="gr13" svg:width="0.165cm" svg:height="0.322cm" svg:x="6.23cm" svg:y="0.355cm"><text:p/><draw:enhanced-geometry svg:viewBox="0 0 21600 21600" draw:type="rectangle" draw:enhanced-path="M 0 0 L 21600 0 21600 21600 0 21600 0 0 Z N"/></draw:custom-shape><draw:line draw:name="Ligne 22" draw:style-name="gr12" draw:text-style-name="P52" svg:x1="6.391cm" svg:y1="0.676cm" svg:x2="6.391cm" svg:y2="0.355cm"><text:p/></draw:line><draw:custom-shape draw:name="Forme 15" draw:style-name="gr13" svg:width="0.165cm" svg:height="0.322cm" svg:x="6.394cm" svg:y="0.355cm"><text:p/><draw:enhanced-geometry svg:viewBox="0 0 21600 21600" draw:type="rectangle" draw:enhanced-path="M 0 0 L 21600 0 21600 21600 0 21600 0 0 Z N"/></draw:custom-shape><draw:custom-shape draw:name="Forme 16" draw:style-name="gr13" svg:width="0.165cm" svg:height="0.322cm" svg:x="6.558cm" svg:y="0.355cm"><text:p/><draw:enhanced-geometry svg:viewBox="0 0 21600 21600" draw:type="rectangle" draw:enhanced-path="M 0 0 L 21600 0 21600 21600 0 21600 0 0 Z N"/></draw:custom-shape><draw:line draw:name="Ligne 23" draw:style-name="gr12" draw:text-style-name="P52" svg:x1="6.722cm" svg:y1="0.676cm" svg:x2="6.722cm" svg:y2="0.355cm"><text:p/></draw:line><draw:custom-shape draw:name="Forme 17" draw:style-name="gr13" svg:width="0.165cm" svg:height="0.322cm" svg:x="6.722cm" svg:y="0.355cm"><text:p/><draw:enhanced-geometry svg:viewBox="0 0 21600 21600" draw:type="rectangle" draw:enhanced-path="M 0 0 L 21600 0 21600 21600 0 21600 0 0 Z N"/></draw:custom-shape><draw:custom-shape draw:name="Forme 18" draw:style-name="gr14" svg:width="0.167cm" svg:height="0.322cm" svg:x="6.886cm" svg:y="0.355cm"><text:p/><draw:enhanced-geometry svg:viewBox="0 0 21600 21600" draw:type="rectangle" draw:enhanced-path="M 0 0 L 21600 0 21600 21600 0 21600 0 0 Z N"/></draw:custom-shape><draw:line draw:name="Ligne 24" draw:style-name="gr12" draw:text-style-name="P52" svg:x1="7.052cm" svg:y1="0.355cm" svg:x2="7.319cm" svg:y2="0.355cm"><text:p/></draw:line></draw:g><draw:g text:anchor-type="paragraph" draw:z-index="18" draw:name="DrawObject11" draw:style-name="gr1"><draw:line draw:name="Ligne 10" draw:style-name="gr12" draw:text-style-name="P52" svg:x1="9.731cm" svg:y1="0.212cm" svg:x2="9.998cm" svg:y2="0.212cm"><text:p/></draw:line><draw:line draw:name="Ligne 11" draw:style-name="gr12" draw:text-style-name="P52" svg:x1="9.999cm" svg:y1="0.533cm" svg:x2="9.999cm" svg:y2="0.212cm"><text:p/></draw:line><draw:line draw:name="Ligne 12" draw:style-name="gr12" draw:text-style-name="P52" svg:x1="9.999cm" svg:y1="0.533cm" svg:x2="10.157cm" svg:y2="0.533cm"><text:p/></draw:line><draw:line draw:name="Ligne 13" draw:style-name="gr12" draw:text-style-name="P52" svg:x1="10.156cm" svg:y1="0.533cm" svg:x2="10.156cm" svg:y2="0.212cm"><text:p/></draw:line><draw:custom-shape draw:name="Forme 11" draw:style-name="gr13" svg:width="0.165cm" svg:height="0.322cm" svg:x="10.154cm" svg:y="0.212cm"><text:p/><draw:enhanced-geometry svg:viewBox="0 0 21600 21600" draw:type="rectangle" draw:enhanced-path="M 0 0 L 21600 0 21600 21600 0 21600 0 0 Z N"/></draw:custom-shape><draw:custom-shape draw:name="Forme 12" draw:style-name="gr13" svg:width="0.165cm" svg:height="0.322cm" svg:x="10.318cm" svg:y="0.212cm"><text:p/><draw:enhanced-geometry svg:viewBox="0 0 21600 21600" draw:type="rectangle" draw:enhanced-path="M 0 0 L 21600 0 21600 21600 0 21600 0 0 Z N"/></draw:custom-shape><draw:line draw:name="Ligne 14" draw:style-name="gr12" draw:text-style-name="P52" svg:x1="10.486cm" svg:y1="0.533cm" svg:x2="10.486cm" svg:y2="0.212cm"><text:p/></draw:line><draw:custom-shape draw:name="Forme 13" draw:style-name="gr14" svg:width="0.167cm" svg:height="0.322cm" svg:x="10.482cm" svg:y="0.212cm"><text:p/><draw:enhanced-geometry svg:viewBox="0 0 21600 21600" draw:type="rectangle" draw:enhanced-path="M 0 0 L 21600 0 21600 21600 0 21600 0 0 Z N"/></draw:custom-shape><draw:custom-shape draw:name="Forme 14" draw:style-name="gr13" svg:width="0.165cm" svg:height="0.322cm" svg:x="10.648cm" svg:y="0.212cm"><text:p/><draw:enhanced-geometry svg:viewBox="0 0 21600 21600" draw:type="rectangle" draw:enhanced-path="M 0 0 L 21600 0 21600 21600 0 21600 0 0 Z N"/></draw:custom-shape><draw:line draw:name="Ligne 22" draw:style-name="gr12" draw:text-style-name="P52" svg:x1="10.814cm" svg:y1="0.533cm" svg:x2="10.814cm" svg:y2="0.212cm"><text:p/></draw:line><draw:custom-shape draw:name="Forme 15" draw:style-name="gr13" svg:width="0.165cm" svg:height="0.322cm" svg:x="10.812cm" svg:y="0.212cm"><text:p/><draw:enhanced-geometry svg:viewBox="0 0 21600 21600" draw:type="rectangle" draw:enhanced-path="M 0 0 L 21600 0 21600 21600 0 21600 0 0 Z N"/></draw:custom-shape><draw:custom-shape draw:name="Forme 16" draw:style-name="gr13" svg:width="0.165cm" svg:height="0.322cm" svg:x="10.976cm" svg:y="0.212cm"><text:p/><draw:enhanced-geometry svg:viewBox="0 0 21600 21600" draw:type="rectangle" draw:enhanced-path="M 0 0 L 21600 0 21600 21600 0 21600 0 0 Z N"/></draw:custom-shape><draw:line draw:name="Ligne 23" draw:style-name="gr12" draw:text-style-name="P52" svg:x1="11.142cm" svg:y1="0.533cm" svg:x2="11.142cm" svg:y2="0.212cm"><text:p/></draw:line><draw:custom-shape draw:name="Forme 17" draw:style-name="gr13" svg:width="0.165cm" svg:height="0.322cm" svg:x="11.14cm" svg:y="0.212cm"><text:p/><draw:enhanced-geometry svg:viewBox="0 0 21600 21600" draw:type="rectangle" draw:enhanced-path="M 0 0 L 21600 0 21600 21600 0 21600 0 0 Z N"/></draw:custom-shape><draw:custom-shape draw:name="Forme 18" draw:style-name="gr14" svg:width="0.167cm" svg:height="0.322cm" svg:x="11.304cm" svg:y="0.212cm"><text:p/><draw:enhanced-geometry svg:viewBox="0 0 21600 21600" draw:type="rectangle" draw:enhanced-path="M 0 0 L 21600 0 21600 21600 0 21600 0 0 Z N"/></draw:custom-shape><draw:line draw:name="Ligne 24" draw:style-name="gr12" draw:text-style-name="P52" svg:x1="11.472cm" svg:y1="0.212cm" svg:x2="11.739cm" svg:y2="0.212cm"><text:p/></draw:line></draw:g><draw:line text:anchor-type="paragraph" draw:z-index="7" draw:name="Ligne verticale 8" draw:style-name="gr7" draw:text-style-name="P52" svg:x1="9.544cm" svg:y1="1.092cm" svg:x2="9.544cm" svg:y2="0.002cm"><text:p/></draw:line><draw:line text:anchor-type="paragraph" draw:z-index="6" draw:name="Ligne verticale 7" draw:style-name="gr7" draw:text-style-name="P52" svg:x1="7.712cm" svg:y1="0.002cm" svg:x2="7.712cm" svg:y2="1.092cm"><text:p/></draw:line></text:p>
      <text:p text:style-name="P5"/>
      <text:p text:style-name="P5"><draw:line text:anchor-type="paragraph" draw:z-index="9" draw:name="Ligne 8" draw:style-name="gr11" draw:text-style-name="P52" svg:x1="10.545cm" svg:y1="0.027cm" svg:x2="11.522cm" svg:y2="0.041cm"><text:p/></draw:line></text:p>
      <text:p text:style-name="P5"><draw:line text:anchor-type="paragraph" draw:z-index="10" draw:name="Ligne 9" draw:style-name="gr11" draw:text-style-name="P52" svg:x1="11.486cm" svg:y1="-0.194cm" svg:x2="10.555cm" svg:y2="-0.194cm"><text:p/></draw:line></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1542_1487792566"/><text:soft-page-break/>La machine à états de la pile<text:bookmark-end text:name="__RefHeading__1542_1487792566"/></text:h>
      <text:p text:style-name="P10"/>
      <text:p text:style-name="P10">La pile est gérée par une machine à états synchrone.</text:p>
      <text:p text:style-name="P10"/>
      <text:h text:style-name="Heading_20_2" text:outline-level="2"><text:bookmark-start text:name="__RefHeading__1544_1487792566"/>Les variables associées aux transitions :<text:bookmark-end text:name="__RefHeading__1544_1487792566"/></text:h>
      <text:p text:style-name="Text_20_body"/>
      <text:p text:style-name="Text_20_body">Transitions pour quitter l'état <text:span text:style-name="T4">Init</text:span> </text:p>
      <text:p text:style-name="P13"><draw:line text:anchor-type="paragraph" draw:z-index="40" draw:style-name="gr29" draw:text-style-name="P52" svg:x1="0.065cm" svg:y1="-0.179cm" svg:x2="11.543cm" svg:y2="-0.191cm"><text:p/></draw:line>PhyUART_Start</text:p>
      <text:p text:style-name="P10"><text:span text:style-name="T7">type</text:span> char,</text:p>
      <text:p text:style-name="P10"><text:span text:style-name="T7">Set </text:span>: fct PhyUART_StartFSM<text:span text:style-name="T3">(),</text:span></text:p>
      <text:p text:style-name="P14"><text:span text:style-name="T20">Reset</text:span><text:span text:style-name="T3"> </text:span><text:span text:style-name="T19">: jamais </text:span></text:p>
      <text:p text:style-name="P15"/>
      <text:p text:style-name="P15">Transitions pour quitter l'état <text:span text:style-name="T6">WaitForHeader</text:span></text:p>
      <text:p text:style-name="P13"><draw:line text:anchor-type="paragraph" draw:z-index="41" draw:style-name="gr29" draw:text-style-name="P52" svg:x1="0.046cm" svg:y1="-0.198cm" svg:x2="11.524cm" svg:y2="-0.21cm"><text:p/></draw:line>NewStrToSend </text:p>
      <text:p text:style-name="P10"><text:span text:style-name="T7">type</text:span> char,</text:p>
      <text:p text:style-name="P10"><text:span text:style-name="T7">Set </text:span>: fct <text:span text:style-name="T3">PhyUART_SendNewMssg(),</text:span></text:p>
      <text:p text:style-name="P10"><text:span text:style-name="T20">Reset</text:span><text:span text:style-name="T3"> </text:span><text:span text:style-name="T19">: dès qu'il a été pris en compte (entrée état </text:span><text:span text:style-name="T13">Framing</text:span><text:span text:style-name="T19">).</text:span></text:p>
      <text:p text:style-name="P16"/>
      <text:p text:style-name="P15">Message envoyé</text:p>
      <text:p text:style-name="P10"><text:span text:style-name="T7">type</text:span> ce n'est pas une variable. C'est la fin de transmission UART vers FSK qui se fait en polling. Cela correspond donc à la fin de la fonction print de l'UART,</text:p>
      <text:p text:style-name="P10"><text:span text:style-name="T7">Set </text:span>: Lors de la fin de transmission effective (flag de l'UART),</text:p>
      <text:p text:style-name="P10"><text:span text:style-name="T20">Reset</text:span><text:span text:style-name="T3"> </text:span><text:span text:style-name="T19">: automatique ou à faire logiciellement dans la fonction print UART.</text:span></text:p>
      <text:p text:style-name="P10"/>
      <text:p text:style-name="P15">UART_HeaderDetected</text:p>
      <text:p text:style-name="P10"><text:span text:style-name="T7">type</text:span> char,</text:p>
      <text:p text:style-name="P10"><text:span text:style-name="T7">Set </text:span>: dans le callback UART, si la séquence de ##### est trouvée,</text:p>
      <text:p text:style-name="P10"><text:span text:style-name="T20">Reset</text:span><text:span text:style-name="T3"> </text:span><text:span text:style-name="T19">: dès qu'il a été pris en compte (entrée état </text:span><text:span text:style-name="T12">ReadingFrame</text:span><text:span text:style-name="T19">).</text:span></text:p>
      <text:p text:style-name="P16"/>
      <text:p text:style-name="P10">Transitions pour quitter les états <text:span text:style-name="T4">ReadingFrame, Checksum, UpdateMssgForMAC</text:span></text:p>
      <text:p text:style-name="P15"><draw:line text:anchor-type="paragraph" draw:z-index="42" draw:style-name="gr29" draw:text-style-name="P52" svg:x1="0.101cm" svg:y1="-0.085cm" svg:x2="11.579cm" svg:y2="-0.097cm"><text:p/></draw:line>Time Out</text:p>
      <text:p text:style-name="P10"><text:span text:style-name="T7">type</text:span> char,</text:p>
      <text:p text:style-name="P10"><text:span text:style-name="T7">Set </text:span>: fct <text:span text:style-name="T3">PhyUART_GetTimeOut_Status(),</text:span><text:span text:style-name="T19">la variable. </text:span><text:span text:style-name="T3">PhyUART_Mssg.Error</text:span><text:span text:style-name="T19"> est alors mise à </text:span><text:span text:style-name="T3">TimeOutError</text:span><text:span text:style-name="T19">.</text:span></text:p>
      <text:p text:style-name="P10"><text:span text:style-name="T20">Reset</text:span><text:span text:style-name="T3"> </text:span><text:span text:style-name="T19">: dès qu'un autre chronométrage est lancé. </text:span><text:span text:style-name="T20"><text:s/></text:span><text:span text:style-name="T5">PhyUART_Mssg.Error </text:span><text:span text:style-name="T21">est remis à </text:span><text:span text:style-name="T5">NoError</text:span><text:span text:style-name="T21"> au début de l'état </text:span><text:span text:style-name="T5">ReadingFrame</text:span><text:span text:style-name="T21">. <text:s/>L'utilisateur peut donc lire l'erreur uniquement dans une fenêtre temporelle qui se </text:span><text:soft-page-break/><text:span text:style-name="T21">referme à la réception d'une nouvelle chaîne.</text:span></text:p>
      <text:p text:style-name="Text_20_body"/>
      <text:p text:style-name="P15">Len OK</text:p>
      <text:p text:style-name="P10"><text:span text:style-name="T7">type</text:span> bool, test</text:p>
      <text:p text:style-name="P10"><text:span text:style-name="T7">Set </text:span>: test de la longueur Len : elle doit être inférieure ou égale à la valeur maximale définie dans le .h, <text:span text:style-name="T3">StringLenMax</text:span>. Elle doit aussi être supérieure ou égale à la valeur minimale définie dans le .h, <text:span text:style-name="T3">StringLenMin</text:span>. Si ce n'est pas le cas, <text:s/><text:span text:style-name="T3">PhyUART_Mssg.Error</text:span><text:span text:style-name="T19"> est <text:s/>mise à </text:span><text:span text:style-name="T3">LenError.</text:span></text:p>
      <text:p text:style-name="P10">Par défaut <text:s/><text:span text:style-name="T3">StringLenMax = 30 (ce qui implique une charge utile de 26 octets dans le message MAC),</text:span></text:p>
      <text:p text:style-name="P10">Par défaut <text:s/><text:span text:style-name="T3">StringLenMax = 5 (Byte Len + Byte @Src + Byte @Dest + 1 Byte data + 1 Byte CheckSum)</text:span></text:p>
      <text:p text:style-name="P10"><text:span text:style-name="T20">Reset</text:span><text:span text:style-name="T3"> </text:span><text:span text:style-name="T19">: </text:span><text:span text:style-name="T5">PhyUART_Mssg.Error </text:span><text:span text:style-name="T21">est remis à </text:span><text:span text:style-name="T5">NoError</text:span><text:span text:style-name="T21"> au début de l'état </text:span><text:span text:style-name="T5">ReadingFrame</text:span><text:span text:style-name="T21">. <text:s/>L'utilisateur peut donc lire l'erreur uniquement dans une fenêtre temporelle qui se referme à la réception d'une nouvelle chaîne.</text:span></text:p>
      <text:p text:style-name="Text_20_body"/>
      <text:p text:style-name="P15">CheckSumError</text:p>
      <text:p text:style-name="P10"><text:span text:style-name="T7">type</text:span> bool, test</text:p>
      <text:p text:style-name="P10"><text:span text:style-name="T7">Set </text:span>: test de la valeur du Checksum. Si le CheckSum n'est pas bon, <text:s/><text:span text:style-name="T3">PhyUART_Mssg.Error</text:span><text:span text:style-name="T19"> est <text:s/>mise à </text:span><text:span text:style-name="T3">CheckSumError.</text:span></text:p>
      <text:p text:style-name="P10"><text:span text:style-name="T20">Reset</text:span><text:span text:style-name="T3"> </text:span><text:span text:style-name="T19">: </text:span><text:span text:style-name="T5">PhyUART_Mssg.Error </text:span><text:span text:style-name="T21">est remis à </text:span><text:span text:style-name="T5">NoError</text:span><text:span text:style-name="T21"> au début de l'état </text:span><text:span text:style-name="T5">ReadingFrame</text:span><text:span text:style-name="T21">. <text:s/>L'utilisateur peut donc lire l'erreur uniquement dans une fenêtre temporelle qui se referme à la réception d'une nouvelle chaîne.</text:span></text:p>
      <text:p text:style-name="Text_20_body"/>
      <text:p text:style-name="Text_20_body"/>
      <text:h text:style-name="Heading_20_2" text:outline-level="2"><text:bookmark-start text:name="__RefHeading__1546_1487792566"/>Les états de la machine<text:bookmark-end text:name="__RefHeading__1546_1487792566"/></text:h>
      <text:p text:style-name="P10">La machine est régie par les états suivants, définis par l'énumération suivante :</text:p>
      <text:p text:style-name="P22">typedef enum {</text:p>
      <text:p text:style-name="P20"><text:tab/>Init,</text:p>
      <text:p text:style-name="P20"><text:tab/>WaitForHeader,</text:p>
      <text:p text:style-name="P20"><text:tab/>ReadingFrame,</text:p>
      <text:p text:style-name="P20"><text:tab/>CheckSum,</text:p>
      <text:p text:style-name="P20"><text:tab/>UpdateMssgForMAC,</text:p>
      <text:p text:style-name="P20"><text:tab/>Framing,</text:p>
      <text:p text:style-name="P20"><text:tab/>SendMssg</text:p>
      <text:p text:style-name="P20">}<text:span text:style-name="T26">PhyUART_FSM_StateType;</text:span></text:p>
      <text:p text:style-name="P22"/>
      <text:p text:style-name="P10">On définit aussi des états de la pile, qui correspondent à des groupes d'états de la FSM (voir la FSM plus loin). Ces états de la pile peuvent être lus par l'utilisateur. Ce sont :</text:p>
      <text:p text:style-name="P20"><text:span text:style-name="T26">typedef enum</text:span> {</text:p>
      <text:p text:style-name="P20"><text:tab/>Ready,</text:p>
      <text:p text:style-name="P20"><text:tab/>Listening,</text:p>
      <text:p text:style-name="P20"><text:tab/>ReceivingMssg,</text:p>
      <text:p text:style-name="P20"><text:tab/>SendingMssg,</text:p>
      <text:p text:style-name="P20">}<text:span text:style-name="T26">PhyUART_StatusType;</text:span></text:p>
      <text:p text:style-name="P18"><text:soft-page-break/>Voici le détails des états de la FSM :</text:p>
      <text:h text:style-name="Heading_20_3" text:outline-level="3">Etat Init </text:h>
      <text:p text:style-name="P10">Etat d'attente démarrage de la pile. Procède à toutes les initialisations des variables. L'échantillonnage synchrone de la FSM est fixé à 1ms.</text:p>
      <text:p text:style-name="P10"/>
      <text:h text:style-name="P35" text:outline-level="3">Etat WaitForHeader</text:h>
      <text:p text:style-name="P10">Attente du préambule #####. S'il est détecté la FSM est accélérée à 100µs pour pouvoir construire la chaîne de caractères correctement, même à 38400 Bd (un byte → 260µs). Cet état attend aussi une émission de message via l'utilisateur.</text:p>
      <text:p text:style-name="P10"/>
      <text:h text:style-name="P35" text:outline-level="3">Etat ReadingFrame</text:h>
      <text:p text:style-name="P10">Extrait la longueur <text:span text:style-name="T3">Len</text:span> de la chaîne, puis stocke l'ensemble dans la variable <text:span text:style-name="T3">IncomingMssg</text:span>. Si tout s'est bien passé, la FSM évolue vers l'état <text:span text:style-name="T3">CheckSum</text:span>.</text:p>
      <text:p text:style-name="P10"/>
      <text:h text:style-name="P35" text:outline-level="3">Etat CheckSum</text:h>
      <text:p text:style-name="P10">Vérifie la valeur du <text:span text:style-name="T3">CheckSum</text:span>, puis le cas échéant, évolue vers l'état <text:span text:style-name="T3">UpdateMssgForMAC</text:span>.</text:p>
      <text:p text:style-name="P10"/>
      <text:h text:style-name="P35" text:outline-level="3">Etat UpdateMssgForMAC</text:h>
      <text:p text:style-name="P10">Retire le byte <text:span text:style-name="T3">Len</text:span> et le byte <text:span text:style-name="T3">Checksum</text:span>, et stocke la nouvelle chaîne dans la variable <text:span text:style-name="T3">StrReceived</text:span>. Si l'adresse destinataire est égale à <text:span text:style-name="T3">My</text:span> ou égale à 255 (Broadcast), le message est passé à la variable <text:span text:style-name="T3">MACStrReceived</text:span> à laquelle les adresses origine et destinataire sont ôtées. La longueur est mémorisée ainsi que l'adresse d'origine pour pouvoir répondre.</text:p>
      <text:p text:style-name="P10"><text:span text:style-name="T7">NB :</text:span> au début de cet état, on vérifie si ces deux chaînes de caractères ont été lues. Si ce n'est pas le cas, la variable <text:s/><text:span text:style-name="T5">PhyUART_Mssg.Error </text:span><text:span text:style-name="T21">est chargée à la valeur</text:span><text:span text:style-name="T5"> OverRunError </text:span><text:span text:style-name="T21">(pour </text:span><text:span text:style-name="T5">StrReceived</text:span><text:span text:style-name="T21">)</text:span><text:span text:style-name="T5"> </text:span><text:span text:style-name="T21">et</text:span><text:span text:style-name="T5"> MACOverRunError </text:span><text:span text:style-name="T21">(pour MAC</text:span><text:span text:style-name="T5">StrReceived</text:span><text:span text:style-name="T21">)</text:span></text:p>
      <text:p text:style-name="P10"/>
      <text:h text:style-name="P35" text:outline-level="3">Etat Framing</text:h>
      <text:p text:style-name="Text_20_body"><text:span text:style-name="T23">La variable chaîne de caractères </text:span><text:span text:style-name="T24">StrToSend</text:span><text:span text:style-name="T23"> est encapsulée dans la chaîne </text:span><text:span text:style-name="T24">Phy_UART_TransmFrame</text:span><text:span text:style-name="T23">. (ajout du préambule, des adresses de destination, d'origine, longueur, checksum).</text:span></text:p>
      <text:p text:style-name="P10"/>
      <text:h text:style-name="P35" text:outline-level="3">Etat SendMssg</text:h>
      <text:p text:style-name="P10">Procède à l'envoie des octets au RT606 pour émission FSK. </text:p>
      <text:p text:style-name="Text_20_body"><text:span text:style-name="T25">NB</text:span><text:span text:style-name="T23"> : on envoie au début quelques caractères quelconques pour être sûr que le récepteur capte bien le préambule.</text:span></text:p>
      <text:p text:style-name="P10"/>
      <text:h text:style-name="P32" text:outline-level="2"><text:bookmark-start text:name="__RefHeading__1548_1487792566"/><text:soft-page-break/>La machine à état<text:bookmark-end text:name="__RefHeading__1548_1487792566"/></text:h>
      <text:p text:style-name="P10"/>
      <text:p text:style-name="P10"><draw:frame draw:style-name="fr1" draw:name="images4" text:anchor-type="paragraph" svg:width="11.187cm" svg:height="9.119cm" draw:z-index="43"><draw:image xlink:href="Pictures/2000000700002BB2000023A02B063A36.svm" xlink:type="simple" xlink:show="embed" xlink:actuate="onLoad"/></draw:frame></text:p>
      <text:h text:style-name="Heading_20_1" text:outline-level="1"><text:bookmark-start text:name="__RefHeading__1550_1487792566"/>Les erreurs gérées <text:bookmark-end text:name="__RefHeading__1550_1487792566"/></text:h>
      <text:p text:style-name="P5">Le module contient une variable erreur de type énuméré. Voici l'énumération :</text:p>
      <text:p text:style-name="P21"><text:span text:style-name="T26">typedef enum</text:span> {</text:p>
      <text:p text:style-name="P21"><text:tab/>NoError,</text:p>
      <text:p text:style-name="P21"><text:tab/>CheckSumError,</text:p>
      <text:p text:style-name="P21"><text:tab/>LenError,</text:p>
      <text:p text:style-name="P21"><text:tab/>TimeOutError,</text:p>
      <text:p text:style-name="P21"><text:tab/>OverRunError,</text:p>
      <text:p text:style-name="P21"><text:tab/>MACOverRunError</text:p>
      <text:p text:style-name="P21">}<text:span text:style-name="T26">PhyUART_ErrorType</text:span>;</text:p>
      <text:p text:style-name="P5"/>
      <text:p text:style-name="P5">Toutes ces erreurs ont été présentées dans le paragraphe précédent. Précisons que celle-ci peuvent être lue uniquement dans une fenêtre temporelle entre la fin du processus de réception en cours et la prochaine réception.</text:p>
      <text:p text:style-name="P5"/>
      <text:p text:style-name="P5"/>
      <text:p text:style-name="P5"/>
      <text:p text:style-name="P5"/>
      <text:p text:style-name="P5"/>
      <text:p text:style-name="P5"/>
      <text:h text:style-name="Heading_20_1" text:outline-level="1"><text:bookmark-start text:name="__RefHeading__1552_1487792566"/><text:soft-page-break/>L'interface utilisateur<text:bookmark-end text:name="__RefHeading__1552_1487792566"/></text:h>
      <text:p text:style-name="P5"/>
      <text:h text:style-name="Heading_20_2" text:outline-level="2"><text:bookmark-start text:name="__RefHeading__1554_1487792566"/>La variable (attribut) PhyUART_Mssg<text:bookmark-end text:name="__RefHeading__1554_1487792566"/></text:h>
      <text:p text:style-name="P5"/>
      <text:p text:style-name="P5">Le module contient une grosse variable structurée qui regroupe bon nombre des variables vues précédemment. Elles sont parfois accessible via des getter et setter que nous verrons par la suite. La variable s'appelle <text:span text:style-name="T4">PhyUART_Mssg</text:span> elle est de type <text:span text:style-name="T4">PhyUART_Mssg_type</text:span><text:span text:style-name="T22"> :</text:span></text:p>
      <text:p text:style-name="P21"/>
      <text:p text:style-name="P21"><text:span text:style-name="T26">struct</text:span> PhyUART_Mssg_type</text:p>
      <text:p text:style-name="P21">{</text:p>
      <text:p text:style-name="P21"><text:tab/>char StrReceived[StringLenMax-2]; <text:s/>// |Org@|Dest@|Data| , il n'y a plus Len ni Checksum : <text:span text:style-name="T28">inaccessible</text:span></text:p>
      <text:p text:style-name="P21"><text:tab/>char LenStrReceived; <text:s/>// longueur de la chaîne StrReceived : <text:span text:style-name="T26">accessible R</text:span></text:p>
      <text:p text:style-name="P21"><text:tab/>char NewStrReceived; // indicateur nouvelle chaîne arrivée du réseau ##### : <text:span text:style-name="T26">accessible R</text:span></text:p>
      <text:p text:style-name="P21"><text:tab/>// ---&lt; Ajout MAC &gt;-----//</text:p>
      <text:p text:style-name="P21"><text:tab/>char MACMatch;<text:tab/> <text:s/>// indicateur validité MAC , @dest =My ou @dest = 0xFF : <text:span text:style-name="T28">inaccessible</text:span><text:tab/></text:p>
      <text:p text:style-name="P21"><text:tab/>char My; // Adresse MAC propre du module : <text:span text:style-name="T26">accessible W</text:span><text:tab/><text:tab/><text:tab/><text:tab/><text:tab/></text:p>
      <text:p text:style-name="P21"><text:tab/>char MACStrReceived[StringLenMax-4]; <text:s text:c="3"/>// |Data| : on enlève les adresses d'origines et de destination : <text:s/><text:span text:style-name="T26">accessible R</text:span></text:p>
      <text:p text:style-name="P21"><text:tab/>char MACLenStrReceived; // longueur de la chaîne StrReceived : <text:span text:style-name="T26">accessible R</text:span></text:p>
      <text:p text:style-name="P21"><text:tab/>char MACNewStrReceived; // indicateur nouvelle chaîne MAC arrivée du réseau ##### : <text:span text:style-name="T26">accessible R</text:span><text:tab/><text:tab/><text:tab/></text:p>
      <text:p text:style-name="P21"><text:tab/>char MACSrcAdress; <text:s/>// Adresse MAC origine du message  : <text:span text:style-name="T26">accessible R</text:span></text:p>
      <text:p text:style-name="P21"><text:tab/>// ---&lt; Fin Ajout MAC &gt;-----//</text:p>
      <text:p text:style-name="P21"><text:tab/>char StrToSend[StringLenMax]; // données brutes à transmettre de puis l'application : <text:span text:style-name="T26">accessible W</text:span></text:p>
      <text:p text:style-name="P21"><text:tab/>char LenStrToSend; // longueur de la chaîne à transmettre, cad nombre de données précédente : <text:span text:style-name="T26">accessible W</text:span></text:p>
      <text:p text:style-name="P21"><text:tab/>char NewStrToSend; // indicateur nouvelle chaîne à émettre: <text:span text:style-name="T28">inaccessible</text:span><text:tab/></text:p>
      <text:p text:style-name="P21"><text:tab/>PhyUART_StatusType Status; // état de la pile (voir énumération $2.2) : <text:span text:style-name="T26">accessible R</text:span></text:p>
      <text:p text:style-name="P21"><text:tab/>PhyUART_ErrorType Error; // erreur de réception : : <text:span text:style-name="T26">accessible R</text:span></text:p>
      <text:p text:style-name="P21">}PhyUART_Mssg;</text:p>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1556_1487792566"/><text:soft-page-break/>Les fonctions API de la pile <text:bookmark-end text:name="__RefHeading__1556_1487792566"/></text:h>
      <text:h text:style-name="Heading_20_3" text:outline-level="3">Réglages header, User Define</text:h>
      <text:p text:style-name="P12">Temps réel, interruption externe (CD), UART, Ck FSM</text:p>
      <text:p text:style-name="P10"><text:span text:style-name="T29">#define</text:span> UART_Prio_CD <text:span text:style-name="T28">0 </text:span>// priorité donnée à l'interruption externe connectée à CD. Elle est à la valeur prioritaire, donc 0.<text:tab/></text:p>
      <text:p text:style-name="P25">#define UART_Prio (UART_Prio_CD+1) <text:s/>// priorité donnée à l'UART en réception d'octet. Niveau juste au dessus de CD.</text:p>
      <text:p text:style-name="P25">#define PhyUART_FSM_Prio (UART_Prio+1) <text:s/>// priorité donnée au timer qui cadence la FSM. Juste au dessus de celle de l'UART.</text:p>
      <text:p text:style-name="P10"><text:span text:style-name="T7">NB</text:span> : Le user n'a qu'à régler le premier #define. Il est recommandé</text:p>
      <text:p text:style-name="P10"/>
      <text:p text:style-name="P10"><text:span text:style-name="T29">#define</text:span> TIM_PhyUART_FSM TIM2 // Précise le timer associé au cadencement de la FSM.</text:p>
      <text:p text:style-name="P10"><text:span text:style-name="T29">#define</text:span> PhyUART_BdRate 38400 // précise le débit de l'UART pour la FSK</text:p>
      <text:p text:style-name="P10"><text:span text:style-name="T7">NB </text:span>: L'UART utilisée est définie dans le module immédiatement inférieur concernant la FSK (voir architecture logicielle)</text:p>
      <text:p text:style-name="P10"/>
      <text:p text:style-name="P10"><text:span text:style-name="T29">#define</text:span> StringLenMax 30 <text:s text:c="2"/>// Nbre d'octets maximum reçus par l'UART (hors préambule) : |Len | data (dont @) |Checksum| , </text:p>
      <text:p text:style-name="P10"><text:span text:style-name="T29">#define</text:span> StringLenMin 5 <text:s/>// Nbre d'octets minimum attendu (au moins un byte utile)</text:p>
      <text:h text:style-name="Heading_20_3" text:outline-level="3">Fonctions générales (3)</text:h>
      <text:p text:style-name="P8"><text:span text:style-name="T26">void</text:span> FSKStack_Init(<text:span text:style-name="T26">char</text:span> My) : </text:p>
      <text:list xml:id="list5421563294958022575" text:style-name="L2">
        <text:list-item>
          <text:p text:style-name="P37">fixe <text:a xlink:type="simple" xlink:href="mailto:l'@My" text:style-name="Internet_20_link" text:visited-style-name="Visited_20_Internet_20_Link">l'@My</text:a>,</text:p>
        </text:list-item>
        <text:list-item>
          <text:p text:style-name="P37">lance la configuration de l'UART retenue, </text:p>
        </text:list-item>
        <text:list-item>
          <text:p text:style-name="P37">place le module FSK RT606 en réception,</text:p>
        </text:list-item>
        <text:list-item>
          <text:p text:style-name="P37">Lance la configuration du Timer FSM à 1ms,</text:p>
        </text:list-item>
        <text:list-item>
          <text:p text:style-name="P37">lance le systick pour la gestion des TimeOut,</text:p>
        </text:list-item>
        <text:list-item>
          <text:p text:style-name="P37">détermine le TimeOut, en ms (constante <text:span text:style-name="T3">PhyUART_TimeOut</text:span>) pour une chaîne maximale autorisée + 10% calculé en fonction des #define de l'utilisateur (<text:span text:style-name="T3">StringLenMax</text:span> et <text:span text:style-name="T3">PhyUART_BdRate</text:span>).</text:p>
        </text:list-item>
        <text:list-item>
          <text:p text:style-name="P37">Démarrage de la FSM (voir ci après)</text:p>
        </text:list-item>
      </text:list>
      <text:p text:style-name="Text_20_body"/>
      <text:p text:style-name="P24">PhyUART_StartFSM <text:s/>(privé hors API)</text:p>
      <text:list xml:id="list43986530107508706" text:style-name="L3">
        <text:list-item>
          <text:p text:style-name="P49">Macro qui démarre la pile et qui la place dans l'état d'attente WaitForHeader (Listening)</text:p>
        </text:list-item>
      </text:list>
      <text:p text:style-name="Text_20_body"><text:s/></text:p>
      <text:p text:style-name="P8"><text:span text:style-name="T26">char</text:span> FSKStack_IsNewMssg(<text:span text:style-name="T26">voi</text:span>d);</text:p>
      <text:list xml:id="list4863549836471120540" text:style-name="L4">
        <text:list-item>
          <text:p text:style-name="P38">renvoie l'indicateur d'arrivé <text:s/><text:span text:style-name="T3">MACNewStrReceived, </text:span>donc 1 si une nouvelle chaîne est arrivée<text:span text:style-name="T3">.</text:span></text:p>
        </text:list-item>
      </text:list>
      <text:h text:style-name="Heading_20_3" text:outline-level="3"><text:soft-page-break/>Getter (5), setter (1)</text:h>
      <text:p text:style-name="P5">Ces fonctions sont directement liées à la variable<text:span text:style-name="T3"> PhyUART_Mssg</text:span> présenté plus haut.</text:p>
      <text:p text:style-name="P23"/>
      <text:p text:style-name="P8"><text:span text:style-name="T26">char </text:span>FSKStack_GetLen(<text:span text:style-name="T26">void</text:span>);</text:p>
      <text:list xml:id="list8240491703190122208" text:style-name="L5">
        <text:list-item>
          <text:p text:style-name="P39">renvoie la longueur effective de <text:span text:style-name="T3">MACStrReceived.</text:span></text:p>
          <text:p text:style-name="P44"/>
        </text:list-item>
      </text:list>
      <text:p text:style-name="P8"><text:span text:style-name="T26">int </text:span>FSKStack_GetNewMssg (<text:span text:style-name="T26">char</text:span> * AdrString, <text:span text:style-name="T26">int</text:span> Len);</text:p>
      <text:list xml:id="list6599699864957441689" text:style-name="L6">
        <text:list-item>
          <text:p text:style-name="P40">permet de lire le tableau <text:s/><text:span text:style-name="T3">MACStrReceived </text:span>et le recopie à partir de <text:span text:style-name="T3">AdrString</text:span> avec un nombre de caractères égal au paramètre <text:span text:style-name="T3">Len</text:span>.</text:p>
        </text:list-item>
        <text:list-item>
          <text:p text:style-name="P40">Si la longueur Len est plus petite que la longueur effective de <text:span text:style-name="T3">MACStrReceived</text:span>, la fonction renvoie -1. Sinon elle renvoie 0.</text:p>
        </text:list-item>
      </text:list>
      <text:p text:style-name="P5"/>
      <text:p text:style-name="P8"><text:span text:style-name="T26">char</text:span> FSKStack_GetSrcAdress(<text:span text:style-name="T26">void</text:span>);</text:p>
      <text:list xml:id="list308259915048716161" text:style-name="L7">
        <text:list-item>
          <text:p text:style-name="P41">renvoie l'adresse source du message <text:span text:style-name="T3">MACStrReceived.</text:span></text:p>
        </text:list-item>
      </text:list>
      <text:p text:style-name="P8"/>
      <text:p text:style-name="P5"><text:span text:style-name="T27">PhyUART_StatusType</text:span><text:span text:style-name="T3"> FSKStack_Get_Status(</text:span><text:span text:style-name="T27">void</text:span><text:span text:style-name="T3">);</text:span></text:p>
      <text:list xml:id="list3869963014365694638" text:style-name="L8">
        <text:list-item>
          <text:p text:style-name="P42">renvoie l'état dans lequel se trouve la pile, parmi les 4 « macroétat » possibles (voir § <text:span text:style-name="T3">les états de la machine</text:span>).</text:p>
          <text:p text:style-name="P42"><text:span text:style-name="T7">NB</text:span> : la fonction réelle est <text:span text:style-name="T18">PhyUART_Get_Status</text:span> rendue accessible par un <text:span text:style-name="T3">#define</text:span>.</text:p>
          <text:p text:style-name="P50"/>
        </text:list-item>
      </text:list>
      <text:p text:style-name="P5"><text:span text:style-name="T27">PhyUART_ErrorType</text:span><text:span text:style-name="T3"> FSKStack_Get_Error(</text:span><text:span text:style-name="T27">void</text:span><text:span text:style-name="T3">);</text:span></text:p>
      <text:list xml:id="list37385415" text:continue-numbering="true" text:style-name="L8">
        <text:list-item>
          <text:p text:style-name="P42">renvoie le statut d'erreur de la pile (voir § <text:span text:style-name="T3">les erreurs gérées</text:span>).</text:p>
          <text:p text:style-name="P42"><text:span text:style-name="T7">NB</text:span> : la fonction réelle est <text:span text:style-name="T18">PhyUART_Get_Error</text:span> rendue accessible par un <text:span text:style-name="T3">#define</text:span>.</text:p>
        </text:list-item>
      </text:list>
      <text:p text:style-name="P5"/>
      <text:p text:style-name="P5"/>
      <text:p text:style-name="P8"><text:span text:style-name="T26">int</text:span> FSKStack_SendNewMssg (<text:span text:style-name="T26">char</text:span> DestAdr, <text:span text:style-name="T26">char</text:span> * AdrString, <text:span text:style-name="T26">int</text:span> Len);</text:p>
      <text:list xml:id="list7444222260301230489" text:style-name="L9">
        <text:list-item>
          <text:p text:style-name="P43">Envoie dès que possible la chaîne de caractère d'adresse <text:span text:style-name="T3">AdrString</text:span> au destinataire dont l'@ est <text:span text:style-name="T3">DestAdr</text:span>. Le nombre d'octets à envoyé (data pure hors tout) est <text:span text:style-name="T3">Len</text:span>.</text:p>
        </text:list-item>
        <text:list-item>
          <text:p text:style-name="P43">Si la longueur <text:span text:style-name="T3">Len</text:span> est supérieure au maximum autorisé (<text:span text:style-name="T3">StringLenMax</text:span>-4), la fonction de fait rien et renvoie -1. Si tout se passe bien, elle renvoie 1.</text:p>
        </text:list-item>
      </text:list>
      <text:p text:style-name="P5"/>
      <text:p text:style-name="P5"/>
      <text:p text:style-name="P5"/>
      <text:p text:style-name="P5"/>
      <text:p text:style-name="P5"/>
      <text:h text:style-name="Heading_20_1" text:outline-level="1"><text:bookmark-start text:name="__RefHeading__1558_1487792566"/><text:soft-page-break/>Détails de mise en œuvre <text:bookmark-end text:name="__RefHeading__1558_1487792566"/></text:h>
      <text:p text:style-name="P10"/>
      <text:h text:style-name="Heading_20_2" text:outline-level="2"><text:bookmark-start text:name="__RefHeading__1560_1487792566"/>La gestion du temps<text:bookmark-end text:name="__RefHeading__1560_1487792566"/></text:h>
      <text:p text:style-name="P10">La FSM, cœur de la pile, repose sur l'utilisation de deux timers pour assurer les fonctions de :</text:p>
      <text:list xml:id="list9117690945821468600" text:style-name="L10">
        <text:list-item>
          <text:p text:style-name="P45">cadencement synchrone de la FSM</text:p>
        </text:list-item>
        <text:list-item>
          <text:p text:style-name="P45">gestion des timeout</text:p>
        </text:list-item>
      </text:list>
      <text:h text:style-name="Heading_20_3" text:outline-level="3">Le cadencement synchrone de la FSM</text:h>
      <text:p text:style-name="P10">Le timer utilisé peut être quelconque. Il nécessite juste d'être capable de générer une interruption. Le callback associé, écrit dans le module s'appelle <text:span text:style-name="T3">PhyUART_FSM_Progress()</text:span>. Il s'agit tout simplement de la FSM. Le timer en question est défini à travers un #define dans le .h associé : <text:span text:style-name="T3">#define TIM_PhyUART_FSM TIM2. </text:span><text:span text:style-name="T19">Comme nous l'avons vu, cette durée sera réglée soit à 1ms pour soulager le programme en background, soit à 100µs pour pouvoir échantillonner chaque octet en provenance du RT606, à 38400 Bd.</text:span></text:p>
      <text:h text:style-name="Heading_20_3" text:outline-level="3">La gestion du TimeOut</text:h>
      <text:p text:style-name="P10">Ici c'est obligatoirement le Systick qui est utilisé. </text:p>
      <text:p text:style-name="P10"><text:span text:style-name="T7">NB:</text:span> Cela implique que si du code automatique est généré (HALL, LL), il faut neutraliser tout ce qui implique le Systick !</text:p>
      <text:p text:style-name="P48"/>
      <text:p text:style-name="P10">Le principe est le suivant :</text:p>
      <text:list xml:id="list2114747784395955659" text:style-name="L11">
        <text:list-item>
          <text:p text:style-name="P46">le systick est réglé à 100µs, en interruption,</text:p>
        </text:list-item>
        <text:list-item>
          <text:p text:style-name="P46">un compteur interne est simplement incrémenté, il indique donc le nombre de fois 100µs depuis le démarrage,</text:p>
        </text:list-item>
        <text:list-item>
          <text:p text:style-name="P46">un getter permet de récupérer la valeur de ce compteur et donc permet à la pile de savoir où on en est depuis le lancement du Systick.</text:p>
        </text:list-item>
      </text:list>
      <text:p text:style-name="P10"/>
      <text:p text:style-name="P10"><text:span text:style-name="T7">NB</text:span> : il s'agit d'une variable 32 bits. La durée maximale de comptage est donc (2^32-1)*100µs = 119 heures.</text:p>
      <text:p text:style-name="P10"/>
      <text:p text:style-name="P10">Ces fonctionnalités de bas niveau sont gérée entièrement dans le module <text:span text:style-name="T3">Timer_F103.c/.h</text:span>.</text:p>
      <text:p text:style-name="P10"/>
      <text:p text:style-name="Text_20_body"><text:span text:style-name="T23">La gestion effective des TimeOut se fait dans le module</text:span><text:span text:style-name="T24"> <text:s/>TimeManagement.C/.h.</text:span> </text:p>
      <text:p text:style-name="P10">La fonction <text:s/><text:span text:style-name="T2">void TimeManag_TimeOutStart(TimeBaseName Name , int ms)</text:span><text:span text:style-name="T3"> </text:span><text:span text:style-name="T19">règle une variable interne (une date) correspondant à la valeur actuelle du compteur Systick à laquelle on ajoute la durée demandée en ms (variable </text:span><text:span text:style-name="T3">ms</text:span><text:span text:style-name="T19">).</text:span></text:p>
      <text:p text:style-name="P10"><text:span text:style-name="T19">Une seconde fonction, </text:span><text:span text:style-name="T2">char TimeManag_GetTimeOutStatus(TimeBaseName Name)</text:span><text:span text:style-name="T19"> retourne 1 si la date précédemment définie est dépassée. Cette fonction permet donc de savoir si le temps est écoulé ou pas.</text:span></text:p>
      <text:p text:style-name="P10"><text:span text:style-name="T20">NB</text:span><text:span text:style-name="T19"> : supposons que la valeur actuelle de la variable soit 0xFFFF FFFF (soit -1), et que l'on ajoute 100 pour chercher un timeout à 10ms (100*0.1ms). La date calculée vaudra alors 99. Autrement dit, la calcul de date ne craint pas le débordement du compteur 100µs du Systick.</text:span></text:p>
      <text:h text:style-name="Heading_20_2" text:outline-level="2"><text:bookmark-start text:name="__RefHeading__1562_1487792566"/><text:soft-page-break/>L'architecture<text:bookmark-end text:name="__RefHeading__1562_1487792566"/></text:h>
      <text:h text:style-name="Heading_20_3" text:outline-level="3">Architecture logicielle et matérielle</text:h>
      <text:p text:style-name="P10">Le schéma ci-dessous illustre l'architecture matérielle/logicielle de la pile :</text:p>
      <text:p text:style-name="P10"><draw:rect text:anchor-type="paragraph" draw:z-index="44" draw:style-name="gr30" draw:text-style-name="P56" svg:width="2.86cm" svg:height="4.509cm" svg:x="11.733cm" svg:y="3.852cm"><text:p/></draw:rect><draw:rect text:anchor-type="paragraph" draw:z-index="45" draw:style-name="gr30" draw:text-style-name="P56" svg:width="10.311cm" svg:height="7.928cm" svg:x="0.852cm" svg:y="1.953cm"><text:p/></draw:rect><draw:rect text:anchor-type="paragraph" draw:z-index="46" draw:style-name="gr30" draw:text-style-name="P56" svg:width="7.263cm" svg:height="5.591cm" svg:x="2.701cm" svg:y="11.135cm"><text:p/></draw:rect><draw:rect text:anchor-type="paragraph" draw:z-index="47" draw:style-name="gr31" draw:text-style-name="P56" svg:width="2.267cm" svg:height="1.207cm" svg:x="11.464cm" svg:y="12.744cm"><text:p/></draw:rect><draw:frame text:anchor-type="paragraph" draw:z-index="48" draw:style-name="gr32" draw:text-style-name="P57" svg:width="2.202cm" svg:height="0.814cm" svg:x="11.421cm" svg:y="12.935cm"><draw:text-box><text:p text:style-name="P52"><text:span text:style-name="T1">RT606</text:span></text:p><text:p text:style-name="P52"><text:span text:style-name="T1">Module FSK</text:span></text:p></draw:text-box></draw:frame><draw:line text:anchor-type="paragraph" draw:z-index="49" draw:style-name="gr33" draw:text-style-name="P56" svg:x1="13.729cm" svg:y1="13.333cm" svg:x2="15.232cm" svg:y2="13.333cm"><text:p/></draw:line><draw:line text:anchor-type="paragraph" draw:z-index="50" draw:style-name="gr33" draw:text-style-name="P56" svg:x1="15.232cm" svg:y1="11.219cm" svg:x2="15.232cm" svg:y2="13.336cm"><text:p/></draw:line><draw:line text:anchor-type="paragraph" draw:z-index="51" draw:style-name="gr33" draw:text-style-name="P56" svg:x1="15.232cm" svg:y1="11.598cm" svg:x2="15.401cm" svg:y2="11.196cm"><text:p/></draw:line><draw:line text:anchor-type="paragraph" draw:z-index="52" draw:style-name="gr33" draw:text-style-name="P56" svg:x1="15.062cm" svg:y1="11.219cm" svg:x2="15.231cm" svg:y2="11.6cm"><text:p/></draw:line><draw:rect text:anchor-type="paragraph" draw:z-index="53" draw:style-name="gr31" draw:text-style-name="P56" svg:width="2.266cm" svg:height="1.207cm" svg:x="6.108cm" svg:y="12.681cm"><text:p/></draw:rect><draw:frame text:anchor-type="paragraph" draw:z-index="54" draw:style-name="gr34" draw:text-style-name="P57" svg:width="2.202cm" svg:height="0.408cm" svg:x="6.108cm" svg:y="13.122cm"><draw:text-box><text:p text:style-name="P52"><text:span text:style-name="T1">UART</text:span></text:p></draw:text-box></draw:frame><draw:line text:anchor-type="paragraph" draw:z-index="55" draw:style-name="gr35" draw:text-style-name="P56" svg:x1="8.374cm" svg:y1="12.98cm" svg:x2="11.464cm" svg:y2="12.98cm"><text:p/></draw:line><draw:line text:anchor-type="paragraph" draw:z-index="56" draw:style-name="gr35" draw:text-style-name="P56" svg:x1="11.464cm" svg:y1="13.315cm" svg:x2="8.374cm" svg:y2="13.315cm"><text:p/></draw:line><draw:frame text:anchor-type="paragraph" draw:z-index="57" draw:style-name="gr34" draw:text-style-name="P57" svg:width="0.826cm" svg:height="0.408cm" svg:x="10.319cm" svg:y="12.589cm"><draw:text-box><text:p text:style-name="P52"><text:span text:style-name="T1">Tx</text:span></text:p></draw:text-box></draw:frame><draw:frame text:anchor-type="paragraph" draw:z-index="58" draw:style-name="gr34" draw:text-style-name="P57" svg:width="0.826cm" svg:height="0.408cm" svg:x="10.393cm" svg:y="12.98cm"><draw:text-box><text:p text:style-name="P52"><text:span text:style-name="T1">Rx</text:span></text:p></draw:text-box></draw:frame><draw:frame text:anchor-type="paragraph" draw:z-index="59" draw:style-name="gr34" draw:text-style-name="P57" svg:width="0.826cm" svg:height="0.408cm" svg:x="10.393cm" svg:y="13.316cm"><draw:text-box><text:p text:style-name="P52"><text:span text:style-name="T1">/CD</text:span></text:p></draw:text-box></draw:frame><draw:line text:anchor-type="paragraph" draw:z-index="60" draw:style-name="gr33" draw:text-style-name="P56" svg:x1="8.374cm" svg:y1="13.654cm" svg:x2="11.464cm" svg:y2="13.654cm"><text:p/></draw:line><draw:line text:anchor-type="paragraph" draw:z-index="61" draw:style-name="gr33" draw:text-style-name="P56" svg:x1="8.712cm" svg:y1="13.654cm" svg:x2="8.712cm" svg:y2="15.771cm"><text:p/></draw:line><draw:rect text:anchor-type="paragraph" draw:z-index="62" draw:style-name="gr36" draw:text-style-name="P56" svg:width="1.715cm" svg:height="1.209cm" svg:x="6.172cm" svg:y="15.132cm"><text:p/></draw:rect><draw:line text:anchor-type="paragraph" draw:z-index="63" draw:style-name="gr35" draw:text-style-name="P56" svg:x1="8.714cm" svg:y1="15.768cm" svg:x2="7.846cm" svg:y2="15.768cm"><text:p/></draw:line><draw:frame text:anchor-type="paragraph" draw:z-index="64" draw:style-name="gr32" draw:text-style-name="P57" svg:width="2.202cm" svg:height="0.814cm" svg:x="6.024cm" svg:y="15.238cm"><draw:text-box><text:p text:style-name="P52"><text:span text:style-name="T1">handler</text:span></text:p><text:p text:style-name="P52"><text:span text:style-name="T1">IT ext</text:span></text:p></draw:text-box></draw:frame><draw:frame text:anchor-type="paragraph" draw:z-index="65" draw:style-name="gr34" draw:text-style-name="P57" svg:width="0.826cm" svg:height="0.408cm" svg:x="8.712cm" svg:y="14.631cm"><draw:text-box><text:p text:style-name="P52"><text:span text:style-name="T1">IT</text:span></text:p></draw:text-box></draw:frame><draw:g text:anchor-type="paragraph" draw:z-index="66" draw:style-name="gr1"><draw:line draw:style-name="gr37" draw:text-style-name="P56" svg:x1="9.497cm" svg:y1="14.564cm" svg:x2="9.497cm" svg:y2="15.009cm"><text:p/></draw:line><draw:line draw:style-name="gr12" draw:text-style-name="P56" svg:x1="9.347cm" svg:y1="14.564cm" svg:x2="9.495cm" svg:y2="14.564cm"><text:p/></draw:line><draw:line draw:style-name="gr12" draw:text-style-name="P56" svg:x1="9.497cm" svg:y1="15.007cm" svg:x2="9.688cm" svg:y2="15.007cm"><text:p/></draw:line></draw:g><draw:line text:anchor-type="paragraph" draw:z-index="67" draw:style-name="gr35" draw:text-style-name="P56" svg:x1="7.125cm" svg:y1="15.132cm" svg:x2="7.125cm" svg:y2="13.887cm"><text:p/></draw:line><draw:frame text:anchor-type="paragraph" draw:z-index="68" draw:style-name="gr32" draw:text-style-name="P57" svg:width="1.101cm" svg:height="0.814cm" svg:x="7.23cm" svg:y="14.125cm"><draw:text-box><text:p text:style-name="P52"><text:span text:style-name="T1">RE = 1</text:span></text:p><text:p text:style-name="P52"><text:span text:style-name="T1">Ou 0</text:span></text:p></draw:text-box></draw:frame><draw:rect text:anchor-type="paragraph" draw:z-index="72" draw:style-name="gr39" draw:text-style-name="P56" svg:width="2.924cm" svg:height="0.784cm" svg:x="2.701cm" svg:y="11.135cm"><text:p/></draw:rect><draw:line text:anchor-type="paragraph" draw:z-index="73" draw:style-name="gr40" draw:text-style-name="P56" svg:x1="9.961cm" svg:y1="11.727cm" svg:x2="12.184cm" svg:y2="11.727cm"><text:p/></draw:line><draw:line text:anchor-type="paragraph" draw:z-index="74" draw:style-name="gr35" draw:text-style-name="P56" svg:x1="12.184cm" svg:y1="11.727cm" svg:x2="12.184cm" svg:y2="12.743cm"><text:p/></draw:line><draw:line text:anchor-type="paragraph" draw:z-index="75" draw:style-name="gr40" draw:text-style-name="P56" svg:x1="9.961cm" svg:y1="11.45cm" svg:x2="12.607cm" svg:y2="11.452cm"><text:p/></draw:line><draw:line text:anchor-type="paragraph" draw:z-index="76" draw:style-name="gr35" draw:text-style-name="P56" svg:x1="12.607cm" svg:y1="11.45cm" svg:x2="12.607cm" svg:y2="12.741cm"><text:p/></draw:line><draw:frame text:anchor-type="paragraph" draw:z-index="77" draw:style-name="gr34" draw:text-style-name="P57" svg:width="1.546cm" svg:height="0.408cm" svg:x="11.061cm" svg:y="11.023cm"><draw:text-box><text:p text:style-name="P52"><text:span text:style-name="T1">Tx_Cmde</text:span></text:p></draw:text-box></draw:frame><draw:frame text:anchor-type="paragraph" draw:z-index="78" draw:style-name="gr34" draw:text-style-name="P57" svg:width="1.546cm" svg:height="0.408cm" svg:x="10.638cm" svg:y="11.728cm"><draw:text-box><text:p text:style-name="P52"><text:span text:style-name="T1">Rx_Cmde</text:span></text:p></draw:text-box></draw:frame><draw:frame text:anchor-type="paragraph" draw:z-index="79" draw:style-name="gr34" draw:text-style-name="P57" svg:width="1.546cm" svg:height="0.408cm" svg:x="14.406cm" svg:y="13.624cm"><draw:text-box><text:p text:style-name="P52"><text:span text:style-name="T1">433MHz</text:span></text:p></draw:text-box></draw:frame><draw:frame text:anchor-type="paragraph" draw:z-index="80" draw:style-name="gr41" draw:text-style-name="P62" svg:width="2.902cm" svg:height="3.345cm" svg:x="2.955cm" svg:y="12.1cm"><draw:text-box><text:p text:style-name="P61"><text:span text:style-name="T41">#define </text:span></text:p><text:p text:style-name="P61"><text:span text:style-name="T42">UART_FSK</text:span></text:p><text:p text:style-name="P61"><text:span text:style-name="T42">UseCarrierDetect</text:span></text:p><text:p text:style-name="P61"><text:span text:style-name="T42"/></text:p><text:p text:style-name="P61"><text:span text:style-name="T42">CD_GPIO</text:span></text:p><text:p text:style-name="P61"><text:span text:style-name="T42">CD_Pin</text:span></text:p><text:p text:style-name="P61"><text:span text:style-name="T42">Rx_Cmde_GPIO</text:span></text:p><text:p text:style-name="P61"><text:span text:style-name="T42">Rx_Cmde_Pin</text:span></text:p><text:p text:style-name="P61"><text:span text:style-name="T42">Tx_Cmde_GPIO</text:span></text:p><text:p text:style-name="P61"><text:span text:style-name="T42">Tx_Cmde_Pin</text:span></text:p></draw:text-box></draw:frame><draw:frame text:anchor-type="paragraph" draw:z-index="81" draw:style-name="gr38" draw:text-style-name="P62" svg:width="2.341cm" svg:height="0.655cm" svg:x="3.683cm" svg:y="15.692cm"><draw:text-box><text:p text:style-name="P61"><text:span text:style-name="T42">Ifdef</text:span></text:p><text:p text:style-name="P61"><text:span text:style-name="T42">UseCarrierDetect</text:span></text:p></draw:text-box></draw:frame><draw:custom-shape text:anchor-type="paragraph" draw:z-index="82" draw:style-name="gr42" draw:text-style-name="P56" svg:width="0.108cm" svg:height="2.416cm" svg:x="5.876cm" svg:y="14.1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text:anchor-type="paragraph" draw:z-index="83" draw:style-name="gr36" draw:text-style-name="P56" svg:width="2.964cm" svg:height="1.214cm" svg:x="5.537cm" svg:y="8.086cm"><text:p/></draw:rect><draw:frame text:anchor-type="paragraph" draw:z-index="84" draw:style-name="gr34" draw:text-style-name="P57" svg:width="2.901cm" svg:height="0.408cm" svg:x="5.6cm" svg:y="8.534cm"><draw:text-box><text:p text:style-name="P52"><text:span text:style-name="T1">UART_Callback</text:span></text:p></draw:text-box></draw:frame><draw:line text:anchor-type="paragraph" draw:z-index="85" draw:style-name="gr35" draw:text-style-name="P56" svg:x1="5.792cm" svg:y1="8.084cm" svg:x2="5.792cm" svg:y2="7.257cm"><text:p/></draw:line><draw:frame text:anchor-type="paragraph" draw:z-index="86" draw:style-name="gr43" draw:text-style-name="P63" svg:width="1.715cm" svg:height="0.422cm" svg:x="5.897cm" svg:y="7.609cm"><draw:text-box><text:p text:style-name="P52"><text:span text:style-name="T22">UART_Receiv</text:span></text:p></draw:text-box></draw:frame><draw:line text:anchor-type="paragraph" draw:z-index="87" draw:style-name="gr35" draw:text-style-name="P56" svg:x1="7.908cm" svg:y1="8.085cm" svg:x2="7.908cm" svg:y2="7.259cm"><text:p/></draw:line><draw:frame text:anchor-type="paragraph" draw:z-index="88" draw:style-name="gr44" draw:text-style-name="P63" svg:width="3.072cm" svg:height="0.329cm" svg:x="7.908cm" svg:y="7.567cm"><draw:text-box><text:p text:style-name="P52"><text:span text:style-name="T22">UART_HeaderDetected</text:span></text:p></draw:text-box></draw:frame><draw:frame text:anchor-type="paragraph" draw:z-index="89" draw:style-name="gr34" draw:text-style-name="P60" svg:width="2.901cm" svg:height="0.408cm" svg:x="0.873cm" svg:y="2.069cm"><draw:text-box><text:p text:style-name="P52"><text:span text:style-name="T30">FSK_Stack.c</text:span></text:p></draw:text-box></draw:frame><draw:rect text:anchor-type="paragraph" draw:z-index="90" draw:style-name="gr39" draw:text-style-name="P56" svg:width="2.922cm" svg:height="0.786cm" svg:x="0.852cm" svg:y="1.953cm"><text:p/></draw:rect><draw:rect text:anchor-type="paragraph" draw:z-index="91" draw:style-name="gr36" draw:text-style-name="P56" svg:width="5.074cm" svg:height="2.319cm" svg:x="3.644cm" svg:y="4.951cm"><text:p/></draw:rect><draw:frame text:anchor-type="paragraph" draw:z-index="92" draw:style-name="gr45" draw:text-style-name="P57" svg:width="2.901cm" svg:height="0.735cm" svg:x="5.962cm" svg:y="5.039cm"><draw:text-box><text:p text:style-name="P52"><text:span text:style-name="T1">PhyUART_FSM</text:span></text:p><text:p text:style-name="P52"><text:span text:style-name="T22">(synchrone)</text:span></text:p></draw:text-box></draw:frame><draw:ellipse text:anchor-type="paragraph" draw:z-index="93" draw:style-name="gr46" draw:text-style-name="P56" svg:width="0.318cm" svg:height="0.235cm" svg:x="7.223cm" svg:y="6.02cm"><text:p/></draw:ellipse><draw:ellipse text:anchor-type="paragraph" draw:z-index="94" draw:style-name="gr46" draw:text-style-name="P56" svg:width="0.318cm" svg:height="0.234cm" svg:x="7.731cm" svg:y="6.465cm"><text:p/></draw:ellipse><draw:ellipse text:anchor-type="paragraph" draw:z-index="95" draw:style-name="gr46" draw:text-style-name="P56" svg:width="0.318cm" svg:height="0.235cm" svg:x="7.054cm" svg:y="6.505cm"><text:p/></draw:ellipse><draw:path text:anchor-type="paragraph" draw:z-index="96" draw:style-name="gr46" draw:text-style-name="P56" svg:width="0.318cm" svg:height="0.345cm" svg:x="7.541cm" svg:y="6.116cm" svg:viewBox="0 0 319 346" svg:d="M0 2c319-29 319 344 319 344"><text:p/></draw:path><draw:path text:anchor-type="paragraph" draw:z-index="97" draw:style-name="gr46" draw:text-style-name="P56" svg:width="0.548cm" svg:height="0.086cm" svg:x="7.294cm" svg:y="6.696cm" svg:viewBox="0 0 549 87" svg:d="M549 0c-475 168-549 42-549 42"><text:p/></draw:path><draw:path text:anchor-type="paragraph" draw:z-index="98" draw:style-name="gr46" draw:text-style-name="P56" svg:width="0.188cm" svg:height="0.272cm" svg:x="7.034cm" svg:y="6.232cm" svg:viewBox="0 0 189 273" svg:d="M189 0c-275 105-169 273-169 273"><text:p/></draw:path><draw:rect text:anchor-type="paragraph" draw:z-index="99" draw:style-name="gr31" draw:text-style-name="P56" svg:width="2.343cm" svg:height="0.9cm" svg:x="11.85cm" svg:y="6.623cm"><text:p/></draw:rect><draw:frame text:anchor-type="paragraph" draw:z-index="100" draw:style-name="gr45" draw:text-style-name="P57" svg:width="2.214cm" svg:height="0.735cm" svg:x="11.979cm" svg:y="6.623cm"><draw:text-box><text:p text:style-name="P52"><text:span text:style-name="T1">Timer FSM</text:span></text:p><text:p text:style-name="P52"><text:span text:style-name="T22">(1ms / 100µs)</text:span></text:p></draw:text-box></draw:frame><draw:line text:anchor-type="paragraph" draw:z-index="101" draw:style-name="gr35" draw:text-style-name="P56" svg:x1="11.851cm" svg:y1="6.846cm" svg:x2="8.718cm" svg:y2="6.846cm"><text:p/></draw:line><draw:frame text:anchor-type="paragraph" draw:z-index="102" draw:style-name="gr47" draw:text-style-name="P57" svg:width="2.027cm" svg:height="0.493cm" svg:x="8.862cm" svg:y="6.332cm"><draw:text-box><text:p text:style-name="P52"><text:span text:style-name="T1">IT </text:span><text:span text:style-name="T22">(1ms / 100µs)</text:span></text:p></draw:text-box></draw:frame><draw:rect text:anchor-type="paragraph" draw:z-index="103" draw:style-name="gr31" draw:text-style-name="P56" svg:width="2.343cm" svg:height="0.9cm" svg:x="11.85cm" svg:y="5.401cm"><text:p/></draw:rect><draw:frame text:anchor-type="paragraph" draw:z-index="104" draw:style-name="gr45" draw:text-style-name="P57" svg:width="2.214cm" svg:height="0.735cm" svg:x="11.85cm" svg:y="5.401cm"><draw:text-box><text:p text:style-name="P52"><text:span text:style-name="T1">systick</text:span></text:p><text:p text:style-name="P52"><text:span text:style-name="T22">( 100µs)</text:span></text:p></draw:text-box></draw:frame><draw:rect text:anchor-type="paragraph" draw:z-index="105" draw:style-name="gr36" draw:text-style-name="P56" svg:width="2.442cm" svg:height="0.759cm" svg:x="11.913cm" svg:y="4.156cm"><text:p/></draw:rect><draw:line text:anchor-type="paragraph" draw:z-index="106" draw:style-name="gr35" draw:text-style-name="P56" svg:x1="12.933cm" svg:y1="5.4cm" svg:x2="12.933cm" svg:y2="4.929cm"><text:p/></draw:line><draw:frame text:anchor-type="paragraph" draw:z-index="107" draw:style-name="gr45" draw:text-style-name="P57" svg:width="2.902cm" svg:height="0.735cm" svg:x="11.693cm" svg:y="4.119cm"><draw:text-box><text:p text:style-name="P52"><text:span text:style-name="T1">Systickhandler</text:span></text:p><text:p text:style-name="P52"><text:span text:style-name="T22">( Cpt_100us++)</text:span></text:p></draw:text-box></draw:frame><draw:line text:anchor-type="paragraph" draw:z-index="108" draw:style-name="gr35" draw:text-style-name="P56" svg:x1="8.243cm" svg:y1="4.361cm" svg:x2="8.243cm" svg:y2="4.952cm"><text:p/></draw:line><draw:line text:anchor-type="paragraph" draw:z-index="109" draw:style-name="gr40" draw:text-style-name="P56" svg:x1="8.243cm" svg:y1="4.361cm" svg:x2="11.914cm" svg:y2="4.361cm"><text:p/></draw:line><draw:frame text:anchor-type="paragraph" draw:z-index="110" draw:style-name="gr34" draw:text-style-name="P60" svg:width="2.901cm" svg:height="0.408cm" svg:x="11.257cm" svg:y="7.908cm"><draw:text-box><text:p text:style-name="P52"><text:span text:style-name="T30"><text:s text:c="4"/></text:span><text:span text:style-name="T30">Timer_F103.c</text:span></text:p></draw:text-box></draw:frame><draw:frame text:anchor-type="paragraph" draw:z-index="112" draw:style-name="gr45" draw:text-style-name="P57" svg:width="2.756cm" svg:height="0.735cm" svg:x="8.096cm" svg:y="3.948cm"><draw:text-box><text:p text:style-name="P52"><text:span text:style-name="T1">Cpt_100us </text:span></text:p><text:p text:style-name="P52"><text:span text:style-name="T22">(gestion des timeout)</text:span></text:p></draw:text-box></draw:frame><draw:line text:anchor-type="paragraph" draw:z-index="114" draw:style-name="gr33" draw:text-style-name="P56" svg:x1="4.879cm" svg:y1="9.566cm" svg:x2="6.382cm" svg:y2="9.566cm"><text:p/></draw:line><draw:frame text:anchor-type="paragraph" draw:z-index="115" draw:style-name="gr48" draw:text-style-name="P62" svg:width="2.389cm" svg:height="2.317cm" svg:x="3.72cm" svg:y="4.928cm"><draw:text-box><text:p text:style-name="P61"><text:span text:style-name="T32">FSM States</text:span></text:p><text:p text:style-name="P61"><text:span text:style-name="T43">Init</text:span></text:p><text:p text:style-name="P61"><text:span text:style-name="T43">WaitForHeader</text:span></text:p><text:p text:style-name="P61"><text:span text:style-name="T43">ReadingFrame</text:span></text:p><text:p text:style-name="P61"><text:span text:style-name="T43">CheckSum</text:span></text:p><text:p text:style-name="P61"><text:span text:style-name="T43">UpdateMssgForMAC</text:span></text:p><text:p text:style-name="P61"><text:span text:style-name="T43">Framing</text:span></text:p><text:p text:style-name="P61"><text:span text:style-name="T43">SendMssg</text:span></text:p></draw:text-box></draw:frame><draw:frame text:anchor-type="paragraph" draw:z-index="116" draw:style-name="gr49" draw:text-style-name="P62" svg:width="5.143cm" svg:height="1.714cm" svg:x="4.489cm" svg:y="2.648cm"><draw:text-box><text:p text:style-name="P61"><text:span text:style-name="T41">Etats du module FSK_Start</text:span></text:p><text:p text:style-name="P61"><text:span text:style-name="T44">Ready</text:span></text:p><text:p text:style-name="P61"><text:span text:style-name="T44">Listening</text:span></text:p><text:p text:style-name="P61"><text:span text:style-name="T44">ReceivingMssg</text:span></text:p><text:p text:style-name="P61"><text:span text:style-name="T44">SendingMssg</text:span></text:p></draw:text-box></draw:frame><draw:polygon text:anchor-type="paragraph" draw:z-index="117" draw:style-name="gr50" draw:text-style-name="P56" svg:width="14.853cm" svg:height="16.841cm" svg:x="0.378cm" svg:y="0.48cm" svg:viewBox="0 0 14854 16842" draw:points="19,2 14854,2 14854,9102 14854,9468 10037,9468 10037,16842 74,16842 0,0"><text:p/></draw:polygon><draw:frame text:anchor-type="paragraph" draw:z-index="118" draw:style-name="gr34" draw:text-style-name="P60" svg:width="2.901cm" svg:height="0.408cm" svg:x="0.377cm" svg:y="0.603cm"><draw:text-box><text:p text:style-name="P52"><text:span text:style-name="T30">STM32F103</text:span></text:p></draw:text-box></draw:frame><draw:rect text:anchor-type="paragraph" draw:z-index="119" draw:style-name="gr51" draw:text-style-name="P56" svg:width="2.922cm" svg:height="0.786cm" svg:x="0.377cm" svg:y="0.48cm"><text:p/></draw:rect><draw:custom-shape text:anchor-type="paragraph" draw:z-index="120" draw:style-name="gr52" draw:text-style-name="P64" svg:width="4.799cm" svg:height="0.787cm" svg:x="4.411cm" svg:y="1.5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1" draw:style-name="gr34" draw:text-style-name="P60" svg:width="2.901cm" svg:height="0.408cm" svg:x="4.96cm" svg:y="1.647cm"><draw:text-box><text:p text:style-name="P52"><text:span text:style-name="T30">API de la pile</text:span></text:p></draw:text-box></draw:frame><draw:line text:anchor-type="paragraph" draw:z-index="122" draw:style-name="gr53" draw:text-style-name="P56" svg:x1="6.359cm" svg:y1="1.546cm" svg:x2="6.359cm" svg:y2="0.952cm"><text:p/></draw:line><draw:frame text:anchor-type="paragraph" draw:z-index="123" draw:style-name="gr34" draw:text-style-name="P60" svg:width="2.901cm" svg:height="0.408cm" svg:x="5.087cm" svg:y="0.624cm"><draw:text-box><text:p text:style-name="P52"><text:span text:style-name="T30">MAC layer</text:span></text:p></draw:text-box></draw:frame><draw:custom-shape text:anchor-type="paragraph" draw:z-index="124" draw:style-name="gr52" draw:text-style-name="P64" svg:width="1.902cm" svg:height="0.35cm" svg:x="12.405cm" svg:y="3.5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6" draw:style-name="gr54" draw:text-style-name="P65" svg:width="2.901cm" svg:height="0.258cm" svg:x="11.913cm" svg:y="3.665cm"><draw:text-box><text:p text:style-name="P52"><text:span text:style-name="T45">Config &amp; IO Fcts</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draw:line text:anchor-type="paragraph" draw:z-index="128" draw:style-name="gr35" draw:text-style-name="P56" svg:x1="4.879cm" svg:y1="2.328cm" svg:x2="4.879cm" svg:y2="0.007cm"><text:p/></draw:line></text:p>
      <text:p text:style-name="P10"><draw:rect text:anchor-type="paragraph" draw:z-index="111" draw:style-name="gr39" draw:text-style-name="P56" svg:width="2.424cm" svg:height="0.454cm" svg:x="11.733cm" svg:y="0.012cm"><text:p/></draw:rect></text:p>
      <text:p text:style-name="P10"/>
      <text:p text:style-name="P10"><draw:line text:anchor-type="paragraph" draw:z-index="113" draw:style-name="gr35" draw:text-style-name="P56" svg:x1="6.382cm" svg:y1="0.355cm" svg:x2="6.382cm" svg:y2="1.576cm"><text:p/></draw:line><draw:line text:anchor-type="paragraph" draw:z-index="69" draw:style-name="gr35" draw:text-style-name="P56" svg:x1="8.151cm" svg:y1="3.455cm" svg:x2="8.151cm" svg:y2="0.089cm"><text:p/></draw:line></text:p>
      <text:p text:style-name="P10"/>
      <text:p text:style-name="P10"><draw:custom-shape text:anchor-type="paragraph" draw:z-index="125" draw:style-name="gr52" draw:text-style-name="P64" svg:width="1.968cm" svg:height="0.726cm" svg:x="5.779cm" svg:y="0.2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draw:frame text:anchor-type="paragraph" draw:z-index="71" draw:style-name="gr32" draw:text-style-name="P60" svg:width="2.902cm" svg:height="0.814cm" svg:x="2.722cm" svg:y="-0.049cm"><draw:text-box><text:p text:style-name="P52"><text:span text:style-name="T30">FSK_103.c</text:span></text:p><text:p text:style-name="P52"><text:span text:style-name="T30">UART_103.c</text:span></text:p></draw:text-box></draw:frame><draw:frame text:anchor-type="paragraph" draw:z-index="127" draw:style-name="gr44" draw:text-style-name="P66" svg:width="2.902cm" svg:height="0.329cm" svg:x="5.378cm" svg:y="-0.162cm"><draw:text-box><text:p text:style-name="P52"><text:span text:style-name="T46">API FSK_103</text:span></text:p></draw:text-box></draw:frame></text:p>
      <text:p text:style-name="P10"><draw:frame text:anchor-type="paragraph" draw:z-index="70" draw:style-name="gr38" draw:text-style-name="P59" svg:width="1.632cm" svg:height="0.655cm" svg:x="6.509cm" svg:y="0.014cm"><draw:text-box><text:p text:style-name="P58"><text:span text:style-name="T22">IT</text:span></text:p><text:p text:style-name="P58"><text:span text:style-name="T22">Byte received</text:span></text:p></draw:text-box></draw:frame></text:p>
      <text:p text:style-name="P10"/>
      <text:p text:style-name="P10"/>
      <text:p text:style-name="P10"/>
      <text:p text:style-name="P10"/>
      <text:p text:style-name="P10"/>
      <text:p text:style-name="P10"/>
      <text:p text:style-name="P10"/>
      <text:p text:style-name="P10"/>
      <text:p text:style-name="P11">Utilisation du Carrier Detect du module FSK RT606</text:p>
      <text:p text:style-name="P10">En réception, il se peut que le module soit inondé d'octets parasites, ce qui sollicite inutilement l'UART et peut être source d'erreur. En effet, le récepteur, ne détectant aucune porteuse (pas de message à recevoir) se met en sensibilité maximale et reçoit des parasites.</text:p>
      <text:p text:style-name="P10">Pour éviter cela, on peut utiliser le signal /CD (not Carrier Detect) qui passe à 0 si une porteuse de puissance suffisante est détectée. Dès lors, le module UART se retrouve validé en réception et peut donc générer des <text:soft-page-break/>interruptions UART. Comme ce temps de réveil peut être un peu long, on envoie systématiquement avant le préambule identifiant ##### une suite de 5 octets quelconques pour que l'UART puisse se réveiller et ne pas rater un des #.</text:p>
      <text:h text:style-name="Heading_20_3" text:outline-level="3">Architecture logicielle pour STM32F103RB</text:h>
      <text:p text:style-name="Text_20_body"/>
      <text:p text:style-name="P10">Elle se découpe en trois partie, </text:p>
      <text:list xml:id="list567755923610579433" text:style-name="L12">
        <text:list-item>
          <text:p text:style-name="P47">le code proprement dit de la pile. Entre une implémentation sur STM32F103RB et sur un STM32L031F6P7, seuls les headers sont modifiés au niveau des inclusions (deux lignes). Le source c est inchangé,</text:p>
        </text:list-item>
        <text:list-item>
          <text:p text:style-name="P47">le code intermédiaire qui gère d'une part le module FSK et les ressources nécessaires au temps (systick et timer FSM) d'autre part. Les headers sont identiques (juste les inclusions qui changent entre les deux versions <text:s/>STM32F103RB et <text:s/>STM32L031F6P7). Le code C est quasi identique dans les deux versions. La fonctions délais est modifié puisque le cadencement en F103 est de 72MHz et seulement de 24MHz sur L031. Pour <text:s/>le module FSK, dans la version 103, les broches y sont entièrement configurées. Dans la version L031, la configuration est ailleurs (cadre du remote Device). Donc les lignes sont enlevées.</text:p>
        </text:list-item>
        <text:list-item>
          <text:p text:style-name="P47">La couche driver. Pour la version STM32F103RB tout est fait au registre. Pour le <text:s/>STM32L031F6P7 c'est aussi une conception aux registres avec aide de quelques petites lib LL.</text:p>
        </text:list-item>
      </text:list>
      <text:p text:style-name="P10"/>
      <text:p text:style-name="P10"/>
      <text:p text:style-name="P11"><draw:frame draw:style-name="fr2" draw:name="images1" text:anchor-type="paragraph" svg:x="0.596cm" svg:y="0.31cm" svg:width="15.804cm" svg:height="11.197cm" draw:z-index="129"><draw:image xlink:href="Pictures/20000007000056B200002A9C5A5133A6.svm" xlink:type="simple" xlink:show="embed" xlink:actuate="onLoad"/></draw:frame></text:p>
      <text:p text:style-name="P10"><text:soft-page-break/>Dans tous les cas, l'utilisateur doit opérer tous les réglages #define décrits dans le diagramme de classes afin de bien paramétrer la pile. Ceux ci sont indiqués en commentaire sur les diagrammes de classes.</text:p>
      <text:p text:style-name="P10"/>
      <text:h text:style-name="P35" text:outline-level="3">Architecture logicielle pour STM32L031F6P7</text:h>
      <text:p text:style-name="P10"><draw:frame draw:style-name="fr1" draw:name="images2" text:anchor-type="paragraph" svg:width="16.999cm" svg:height="8.271cm" draw:z-index="130"><draw:image xlink:href="Pictures/200000070000556000002D81103B9459.svm" xlink:type="simple" xlink:show="embed" xlink:actuate="onLoad"/></draw:frame></text:p>
      <text:p text:style-name="P10"/>
      <text:p text:style-name="P10"/>
      <text:p text:style-name="P10"/>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ash_20_1" draw:display-name="Dash 1" draw:style="rect" draw:dots1="2" draw:dots1-length="0.029cm" draw:dots2="3" draw:dots2-length="0.144cm" draw:distance="0.072cm"/>
    <draw:stroke-dash draw:name="Dash_20_2" draw:display-name="Dash 2" draw:style="rect" draw:dots1="2" draw:dots1-length="0.029cm" draw:dots2="3" draw:dots2-length="0.144cm" draw:distance="0.072cm"/>
    <draw:stroke-dash draw:name="Dot" draw:style="rect" draw:dots1="1" draw:dots1-length="100%" draw:distance="1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8-10T17:11:18.55</dc:date>
    <meta:editing-duration>P8DT17H7M59S</meta:editing-duration>
    <meta:editing-cycles>226</meta:editing-cycles>
    <meta:generator>OpenOffice/4.1.13$Win32 OpenOffice.org_project/4113m1$Build-9810</meta:generator>
    <meta:print-date>2011-11-29T11:08:14.52</meta:print-date>
    <dc:creator>Thierry ROCACHER</dc:creator>
    <meta:document-statistic meta:table-count="0" meta:image-count="3" meta:object-count="0" meta:page-count="15" meta:paragraph-count="241" meta:word-count="3192" meta:character-count="19653"/>
    <meta:user-defined meta:name="Info 1"/>
    <meta:user-defined meta:name="Info 2"/>
    <meta:user-defined meta:name="Info 3"/>
    <meta:user-defined meta:name="Info 4"/>
  </office:meta>
</office:document-meta>
</file>